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m_busca_local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 final</text:p>
          </table:table-cell>
          <table:table-cell office:value-type="string" calcext:value-type="string">
            <text:p>Custo médio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Instânc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9.13" calcext:value-type="float">
            <text:p>649.13</text:p>
          </table:table-cell>
          <table:table-cell office:value-type="float" office:value="813.11262" calcext:value-type="float">
            <text:p>813.11262</text:p>
          </table:table-cell>
          <table:table-cell office:value-type="float" office:value="95.6598418369792" calcext:value-type="float">
            <text:p>95.6598418369792</text:p>
          </table:table-cell>
          <table:table-cell office:value-type="float" office:value="0.393" calcext:value-type="float">
            <text:p>0.393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menor custo</text:p>
          </table:table-cell>
          <table:table-cell table:formula="of:=MIN([.B3:.B10])" office:value-type="float" office:value="604.59" calcext:value-type="float">
            <text:p>604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9.64" calcext:value-type="float">
            <text:p>649.64</text:p>
          </table:table-cell>
          <table:table-cell office:value-type="float" office:value="784.05734" calcext:value-type="float">
            <text:p>784.05734</text:p>
          </table:table-cell>
          <table:table-cell office:value-type="float" office:value="100.05118694315" calcext:value-type="float">
            <text:p>100.0511869431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maior custo</text:p>
          </table:table-cell>
          <table:table-cell table:formula="of:=MAX([.B4:.B11])" office:value-type="float" office:value="654.76" calcext:value-type="float">
            <text:p>654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8.76" calcext:value-type="float">
            <text:p>648.76</text:p>
          </table:table-cell>
          <table:table-cell office:value-type="float" office:value="776.944955" calcext:value-type="float">
            <text:p>776.944955</text:p>
          </table:table-cell>
          <table:table-cell office:value-type="float" office:value="84.3071089856053" calcext:value-type="float">
            <text:p>84.3071089856053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3:.B10])" office:value-type="float" office:value="643.86875" calcext:value-type="float">
            <text:p>643.868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7.27" calcext:value-type="float">
            <text:p>647.27</text:p>
          </table:table-cell>
          <table:table-cell office:value-type="float" office:value="749.408565" calcext:value-type="float">
            <text:p>749.408565</text:p>
          </table:table-cell>
          <table:table-cell office:value-type="float" office:value="83.3172917745476" calcext:value-type="float">
            <text:p>83.3172917745476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3];[.B3:.B10];0)+0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8.4" calcext:value-type="float">
            <text:p>648.4</text:p>
          </table:table-cell>
          <table:table-cell office:value-type="float" office:value="814.170592" calcext:value-type="float">
            <text:p>814.170592</text:p>
          </table:table-cell>
          <table:table-cell office:value-type="float" office:value="101.891740118225" calcext:value-type="float">
            <text:p>101.891740118225</text:p>
          </table:table-cell>
          <table:table-cell office:value-type="float" office:value="2.453" calcext:value-type="float">
            <text:p>2.453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maior tempo</text:p>
          </table:table-cell>
          <table:table-cell table:formula="of:=MIN([.E3:.E10])"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4.76" calcext:value-type="float">
            <text:p>654.76</text:p>
          </table:table-cell>
          <table:table-cell office:value-type="float" office:value="785.580904" calcext:value-type="float">
            <text:p>785.580904</text:p>
          </table:table-cell>
          <table:table-cell office:value-type="float" office:value="100.203680889722" calcext:value-type="float">
            <text:p>100.203680889722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menor tempo</text:p>
          </table:table-cell>
          <table:table-cell table:formula="of:=MAX([.E3:.E10])" office:value-type="float" office:value="9.829" calcext:value-type="float">
            <text:p>9.8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8.4" calcext:value-type="float">
            <text:p>648.4</text:p>
          </table:table-cell>
          <table:table-cell office:value-type="float" office:value="773.3779195" calcext:value-type="float">
            <text:p>773.3779195</text:p>
          </table:table-cell>
          <table:table-cell office:value-type="float" office:value="89.2304463063136" calcext:value-type="float">
            <text:p>89.2304463063136</text:p>
          </table:table-cell>
          <table:table-cell office:value-type="float" office:value="9.829" calcext:value-type="float">
            <text:p>9.829</text:p>
          </table:table-cell>
          <table:table-cell office:value-type="string" calcext:value-type="string">
            <text:p>Teste_01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3:.E10])" office:value-type="float" office:value="2.113375" calcext:value-type="float">
            <text:p>2.11337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04.59" calcext:value-type="float">
            <text:p>604.59</text:p>
          </table:table-cell>
          <table:table-cell table:style-name="ce1" office:value-type="float" office:value="751.7329395" calcext:value-type="float">
            <text:p>751.7329395</text:p>
          </table:table-cell>
          <table:table-cell table:style-name="ce1" office:value-type="float" office:value="85.0308507671389" calcext:value-type="float">
            <text:p>85.0308507671389</text:p>
          </table:table-cell>
          <table:table-cell table:style-name="ce1" office:value-type="float" office:value="2.155" calcext:value-type="float">
            <text:p>2.155</text:p>
          </table:table-cell>
          <table:table-cell table:style-name="ce1" office:value-type="string" calcext:value-type="string">
            <text:p>Teste_01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7];[.E3:.E10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820.06897" calcext:value-type="float">
            <text:p>820.06897</text:p>
          </table:table-cell>
          <table:table-cell office:value-type="float" office:value="99.6429891388432" calcext:value-type="float">
            <text:p>99.6429891388432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Teste_02</text:p>
          </table:table-cell>
          <table:table-cell/>
          <table:table-cell office:value-type="string" calcext:value-type="string">
            <text:p>menor custo</text:p>
          </table:table-cell>
          <table:table-cell table:formula="of:=MIN([.B11:.B18])" office:value-type="float" office:value="622.45" calcext:value-type="float">
            <text:p>622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5.72" calcext:value-type="float">
            <text:p>685.72</text:p>
          </table:table-cell>
          <table:table-cell office:value-type="float" office:value="810.80695" calcext:value-type="float">
            <text:p>810.80695</text:p>
          </table:table-cell>
          <table:table-cell office:value-type="float" office:value="90.2151607149282" calcext:value-type="float">
            <text:p>90.2151607149282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Teste_02</text:p>
          </table:table-cell>
          <table:table-cell/>
          <table:table-cell office:value-type="string" calcext:value-type="string">
            <text:p>maior custo</text:p>
          </table:table-cell>
          <table:table-cell table:formula="of:=MAX([.B12:.B19])" office:value-type="float" office:value="685.72" calcext:value-type="float">
            <text:p>685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2.95" calcext:value-type="float">
            <text:p>632.95</text:p>
          </table:table-cell>
          <table:table-cell office:value-type="float" office:value="785.393985" calcext:value-type="float">
            <text:p>785.393985</text:p>
          </table:table-cell>
          <table:table-cell office:value-type="float" office:value="89.4772005539918" calcext:value-type="float">
            <text:p>89.4772005539918</text:p>
          </table:table-cell>
          <table:table-cell office:value-type="float" office:value="0.486" calcext:value-type="float">
            <text:p>0.486</text:p>
          </table:table-cell>
          <table:table-cell office:value-type="string" calcext:value-type="string">
            <text:p>Teste_02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11:.B18])" office:value-type="float" office:value="634.9325" calcext:value-type="float">
            <text:p>634.93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4.99" calcext:value-type="float">
            <text:p>634.99</text:p>
          </table:table-cell>
          <table:table-cell office:value-type="float" office:value="778.9026" calcext:value-type="float">
            <text:p>778.9026</text:p>
          </table:table-cell>
          <table:table-cell office:value-type="float" office:value="79.5930616170077" calcext:value-type="float">
            <text:p>79.5930616170077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Teste_02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11];[.B11:.B18];0)+0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622.45" calcext:value-type="float">
            <text:p>622.45</text:p>
          </table:table-cell>
          <table:table-cell table:style-name="ce2" office:value-type="float" office:value="827.792245" calcext:value-type="float">
            <text:p>827.792245</text:p>
          </table:table-cell>
          <table:table-cell table:style-name="ce2" office:value-type="float" office:value="97.786772496578" calcext:value-type="float">
            <text:p>97.786772496578</text:p>
          </table:table-cell>
          <table:table-cell table:style-name="ce2" office:value-type="float" office:value="2.661" calcext:value-type="float">
            <text:p>2.661</text:p>
          </table:table-cell>
          <table:table-cell table:style-name="ce2" office:value-type="string" calcext:value-type="string">
            <text:p>Teste_02</text:p>
          </table:table-cell>
          <table:table-cell/>
          <table:table-cell office:value-type="string" calcext:value-type="string">
            <text:p>maior tempo</text:p>
          </table:table-cell>
          <table:table-cell table:formula="of:=MIN([.E11:.E18])" office:value-type="float" office:value="0.165" calcext:value-type="float">
            <text:p>0.165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2.45" calcext:value-type="float">
            <text:p>622.45</text:p>
          </table:table-cell>
          <table:table-cell table:style-name="ce1" office:value-type="float" office:value="801.24843" calcext:value-type="float">
            <text:p>801.24843</text:p>
          </table:table-cell>
          <table:table-cell table:style-name="ce1" office:value-type="float" office:value="104.360034219855" calcext:value-type="float">
            <text:p>104.360034219855</text:p>
          </table:table-cell>
          <table:table-cell table:style-name="ce1" office:value-type="float" office:value="1.525" calcext:value-type="float">
            <text:p>1.525</text:p>
          </table:table-cell>
          <table:table-cell table:style-name="ce1" office:value-type="string" calcext:value-type="string">
            <text:p>Teste_02</text:p>
          </table:table-cell>
          <table:table-cell/>
          <table:table-cell office:value-type="string" calcext:value-type="string">
            <text:p>menor tempo</text:p>
          </table:table-cell>
          <table:table-cell table:formula="of:=MAX([.E11:.E18])" office:value-type="float" office:value="10.732" calcext:value-type="float">
            <text:p>10.7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.45" calcext:value-type="float">
            <text:p>622.45</text:p>
          </table:table-cell>
          <table:table-cell office:value-type="float" office:value="788.2229755" calcext:value-type="float">
            <text:p>788.2229755</text:p>
          </table:table-cell>
          <table:table-cell office:value-type="float" office:value="91.8358494116174" calcext:value-type="float">
            <text:p>91.8358494116174</text:p>
          </table:table-cell>
          <table:table-cell office:value-type="float" office:value="10.732" calcext:value-type="float">
            <text:p>10.732</text:p>
          </table:table-cell>
          <table:table-cell office:value-type="string" calcext:value-type="string">
            <text:p>Teste_02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11:.E18])" office:value-type="float" office:value="2.697125" calcext:value-type="float">
            <text:p>2.697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2.45" calcext:value-type="float">
            <text:p>622.45</text:p>
          </table:table-cell>
          <table:table-cell office:value-type="float" office:value="747.124997" calcext:value-type="float">
            <text:p>747.124997</text:p>
          </table:table-cell>
          <table:table-cell office:value-type="float" office:value="95.5766502973613" calcext:value-type="float">
            <text:p>95.5766502973613</text:p>
          </table:table-cell>
          <table:table-cell office:value-type="float" office:value="5.405" calcext:value-type="float">
            <text:p>5.405</text:p>
          </table:table-cell>
          <table:table-cell office:value-type="string" calcext:value-type="string">
            <text:p>Teste_02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15];[.E11:.E18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9.11" calcext:value-type="float">
            <text:p>629.11</text:p>
          </table:table-cell>
          <table:table-cell office:value-type="float" office:value="818.06213" calcext:value-type="float">
            <text:p>818.06213</text:p>
          </table:table-cell>
          <table:table-cell office:value-type="float" office:value="102.527923288326" calcext:value-type="float">
            <text:p>102.527923288326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Teste_03</text:p>
          </table:table-cell>
          <table:table-cell/>
          <table:table-cell office:value-type="string" calcext:value-type="string">
            <text:p>menor custo</text:p>
          </table:table-cell>
          <table:table-cell table:formula="of:=MIN([.B19:.B26])" office:value-type="float" office:value="555.3" calcext:value-type="float">
            <text:p>555.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71.65" calcext:value-type="float">
            <text:p>571.65</text:p>
          </table:table-cell>
          <table:table-cell table:style-name="ce2" office:value-type="float" office:value="796.29547" calcext:value-type="float">
            <text:p>796.29547</text:p>
          </table:table-cell>
          <table:table-cell table:style-name="ce2" office:value-type="float" office:value="108.746797200103" calcext:value-type="float">
            <text:p>108.746797200103</text:p>
          </table:table-cell>
          <table:table-cell table:style-name="ce2" office:value-type="float" office:value="0.193" calcext:value-type="float">
            <text:p>0.193</text:p>
          </table:table-cell>
          <table:table-cell table:style-name="ce2" office:value-type="string" calcext:value-type="string">
            <text:p>Teste_03</text:p>
          </table:table-cell>
          <table:table-cell/>
          <table:table-cell office:value-type="string" calcext:value-type="string">
            <text:p>maior custo</text:p>
          </table:table-cell>
          <table:table-cell table:formula="of:=MAX([.B20:.B27])" office:value-type="float" office:value="1355.11" calcext:value-type="float">
            <text:p>1355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1.71" calcext:value-type="float">
            <text:p>621.71</text:p>
          </table:table-cell>
          <table:table-cell office:value-type="float" office:value="774.306665" calcext:value-type="float">
            <text:p>774.306665</text:p>
          </table:table-cell>
          <table:table-cell office:value-type="float" office:value="94.1088291696992" calcext:value-type="float">
            <text:p>94.1088291696992</text:p>
          </table:table-cell>
          <table:table-cell office:value-type="float" office:value="0.584" calcext:value-type="float">
            <text:p>0.584</text:p>
          </table:table-cell>
          <table:table-cell office:value-type="string" calcext:value-type="string">
            <text:p>Teste_03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19:.B26])" office:value-type="float" office:value="591.0825" calcext:value-type="float">
            <text:p>591.08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1.65" calcext:value-type="float">
            <text:p>571.65</text:p>
          </table:table-cell>
          <table:table-cell office:value-type="float" office:value="749.34356" calcext:value-type="float">
            <text:p>749.34356</text:p>
          </table:table-cell>
          <table:table-cell office:value-type="float" office:value="101.393456753198" calcext:value-type="float">
            <text:p>101.393456753198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Teste_03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19];[.B19:.B26];0)+0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9.12" calcext:value-type="float">
            <text:p>609.12</text:p>
          </table:table-cell>
          <table:table-cell office:value-type="float" office:value="814.602118" calcext:value-type="float">
            <text:p>814.602118</text:p>
          </table:table-cell>
          <table:table-cell office:value-type="float" office:value="109.553501118288" calcext:value-type="float">
            <text:p>109.553501118288</text:p>
          </table:table-cell>
          <table:table-cell office:value-type="float" office:value="2.947" calcext:value-type="float">
            <text:p>2.947</text:p>
          </table:table-cell>
          <table:table-cell office:value-type="string" calcext:value-type="string">
            <text:p>Teste_03</text:p>
          </table:table-cell>
          <table:table-cell/>
          <table:table-cell office:value-type="string" calcext:value-type="string">
            <text:p>maior tempo</text:p>
          </table:table-cell>
          <table:table-cell table:formula="of:=MIN([.E19:.E26])"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3.69" calcext:value-type="float">
            <text:p>613.69</text:p>
          </table:table-cell>
          <table:table-cell office:value-type="float" office:value="785.752837" calcext:value-type="float">
            <text:p>785.752837</text:p>
          </table:table-cell>
          <table:table-cell office:value-type="float" office:value="109.96758756394" calcext:value-type="float">
            <text:p>109.96758756394</text:p>
          </table:table-cell>
          <table:table-cell office:value-type="float" office:value="1.994" calcext:value-type="float">
            <text:p>1.994</text:p>
          </table:table-cell>
          <table:table-cell office:value-type="string" calcext:value-type="string">
            <text:p>Teste_03</text:p>
          </table:table-cell>
          <table:table-cell/>
          <table:table-cell office:value-type="string" calcext:value-type="string">
            <text:p>menor tempo</text:p>
          </table:table-cell>
          <table:table-cell table:formula="of:=MAX([.E19:.E26])" office:value-type="float" office:value="11.167" calcext:value-type="float">
            <text:p>11.16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555.3" calcext:value-type="float">
            <text:p>555.3</text:p>
          </table:table-cell>
          <table:table-cell table:style-name="ce1" office:value-type="float" office:value="761.1485125" calcext:value-type="float">
            <text:p>761.1485125</text:p>
          </table:table-cell>
          <table:table-cell table:style-name="ce1" office:value-type="float" office:value="103.591279424723" calcext:value-type="float">
            <text:p>103.591279424723</text:p>
          </table:table-cell>
          <table:table-cell table:style-name="ce1" office:value-type="float" office:value="11.167" calcext:value-type="float">
            <text:p>11.167</text:p>
          </table:table-cell>
          <table:table-cell table:style-name="ce1" office:value-type="string" calcext:value-type="string">
            <text:p>Teste_03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19:.E26])" office:value-type="float" office:value="2.706125" calcext:value-type="float">
            <text:p>2.706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6.43" calcext:value-type="float">
            <text:p>556.43</text:p>
          </table:table-cell>
          <table:table-cell office:value-type="float" office:value="734.850798" calcext:value-type="float">
            <text:p>734.850798</text:p>
          </table:table-cell>
          <table:table-cell office:value-type="float" office:value="98.8610092547651" calcext:value-type="float">
            <text:p>98.8610092547651</text:p>
          </table:table-cell>
          <table:table-cell office:value-type="float" office:value="4.082" calcext:value-type="float">
            <text:p>4.082</text:p>
          </table:table-cell>
          <table:table-cell office:value-type="string" calcext:value-type="string">
            <text:p>Teste_03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23];[.E19:.E26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5.11" calcext:value-type="float">
            <text:p>1355.11</text:p>
          </table:table-cell>
          <table:table-cell office:value-type="float" office:value="1688.60455" calcext:value-type="float">
            <text:p>1688.60455</text:p>
          </table:table-cell>
          <table:table-cell office:value-type="float" office:value="197.48021082748" calcext:value-type="float">
            <text:p>197.48021082748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menor custo</text:p>
          </table:table-cell>
          <table:table-cell table:formula="of:=MIN([.B27:.B34])" office:value-type="float" office:value="1294.95" calcext:value-type="float">
            <text:p>1294.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4.54" calcext:value-type="float">
            <text:p>1434.54</text:p>
          </table:table-cell>
          <table:table-cell office:value-type="float" office:value="1710.01966" calcext:value-type="float">
            <text:p>1710.01966</text:p>
          </table:table-cell>
          <table:table-cell office:value-type="float" office:value="189.126040484312" calcext:value-type="float">
            <text:p>189.126040484312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maior custo</text:p>
          </table:table-cell>
          <table:table-cell table:formula="of:=MAX([.B28:.B35])" office:value-type="float" office:value="8330" calcext:value-type="float">
            <text:p>833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294.95" calcext:value-type="float">
            <text:p>1294.95</text:p>
          </table:table-cell>
          <table:table-cell table:style-name="ce1" office:value-type="float" office:value="1586.615275" calcext:value-type="float">
            <text:p>1586.615275</text:p>
          </table:table-cell>
          <table:table-cell table:style-name="ce1" office:value-type="float" office:value="183.555821180013" calcext:value-type="float">
            <text:p>183.555821180013</text:p>
          </table:table-cell>
          <table:table-cell table:style-name="ce1" office:value-type="float" office:value="0.586" calcext:value-type="float">
            <text:p>0.586</text:p>
          </table:table-cell>
          <table:table-cell table:style-name="ce1" office:value-type="string" calcext:value-type="string">
            <text:p>Teste_04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27:.B34])" office:value-type="float" office:value="1337.83875" calcext:value-type="float">
            <text:p>1337.83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4.54" calcext:value-type="float">
            <text:p>1434.54</text:p>
          </table:table-cell>
          <table:table-cell office:value-type="float" office:value="1615.788195" calcext:value-type="float">
            <text:p>1615.788195</text:p>
          </table:table-cell>
          <table:table-cell office:value-type="float" office:value="168.080475745565" calcext:value-type="float">
            <text:p>168.080475745565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27];[.B27:.B34];0)+0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98.72" calcext:value-type="float">
            <text:p>1298.72</text:p>
          </table:table-cell>
          <table:table-cell office:value-type="float" office:value="1672.090023" calcext:value-type="float">
            <text:p>1672.090023</text:p>
          </table:table-cell>
          <table:table-cell office:value-type="float" office:value="202.665019890355" calcext:value-type="float">
            <text:p>202.665019890355</text:p>
          </table:table-cell>
          <table:table-cell office:value-type="float" office:value="3.464" calcext:value-type="float">
            <text:p>3.464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maior tempo</text:p>
          </table:table-cell>
          <table:table-cell table:formula="of:=MIN([.E27:.E34])"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4.95" calcext:value-type="float">
            <text:p>1294.95</text:p>
          </table:table-cell>
          <table:table-cell office:value-type="float" office:value="1629.630082" calcext:value-type="float">
            <text:p>1629.630082</text:p>
          </table:table-cell>
          <table:table-cell office:value-type="float" office:value="216.966938675783" calcext:value-type="float">
            <text:p>216.966938675783</text:p>
          </table:table-cell>
          <table:table-cell office:value-type="float" office:value="2.111" calcext:value-type="float">
            <text:p>2.111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menor tempo</text:p>
          </table:table-cell>
          <table:table-cell table:formula="of:=MAX([.E27:.E34])" office:value-type="float" office:value="11.875" calcext:value-type="float">
            <text:p>11.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94.95" calcext:value-type="float">
            <text:p>1294.95</text:p>
          </table:table-cell>
          <table:table-cell office:value-type="float" office:value="1570.296001" calcext:value-type="float">
            <text:p>1570.296001</text:p>
          </table:table-cell>
          <table:table-cell office:value-type="float" office:value="186.680733448875" calcext:value-type="float">
            <text:p>186.680733448875</text:p>
          </table:table-cell>
          <table:table-cell office:value-type="float" office:value="11.875" calcext:value-type="float">
            <text:p>11.875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27:.E34])" office:value-type="float" office:value="3.0005" calcext:value-type="float">
            <text:p>3.00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94.95" calcext:value-type="float">
            <text:p>1294.95</text:p>
          </table:table-cell>
          <table:table-cell office:value-type="float" office:value="1500.934811" calcext:value-type="float">
            <text:p>1500.934811</text:p>
          </table:table-cell>
          <table:table-cell office:value-type="float" office:value="202.661863623679" calcext:value-type="float">
            <text:p>202.661863623679</text:p>
          </table:table-cell>
          <table:table-cell office:value-type="float" office:value="5.064" calcext:value-type="float">
            <text:p>5.064</text:p>
          </table:table-cell>
          <table:table-cell office:value-type="string" calcext:value-type="string">
            <text:p>Teste_04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31];[.E27:.E34];0)+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8330" calcext:value-type="float">
            <text:p>8330</text:p>
          </table:table-cell>
          <table:table-cell table:style-name="ce1" office:value-type="float" office:value="9910.719" calcext:value-type="float">
            <text:p>9910.719</text:p>
          </table:table-cell>
          <table:table-cell table:style-name="ce1" office:value-type="float" office:value="699.571178560747" calcext:value-type="float">
            <text:p>699.571178560747</text:p>
          </table:table-cell>
          <table:table-cell table:style-name="ce1" office:value-type="float" office:value="0.317" calcext:value-type="float">
            <text:p>0.317</text:p>
          </table:table-cell>
          <table:table-cell table:style-name="ce1" office:value-type="string" calcext:value-type="string">
            <text:p>Wren_01</text:p>
          </table:table-cell>
          <table:table-cell/>
          <table:table-cell office:value-type="string" calcext:value-type="string">
            <text:p>menor custo</text:p>
          </table:table-cell>
          <table:table-cell table:formula="of:=MIN([.B35:.B42])"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55" calcext:value-type="float">
            <text:p>8755</text:p>
          </table:table-cell>
          <table:table-cell office:value-type="float" office:value="9647.993" calcext:value-type="float">
            <text:p>9647.993</text:p>
          </table:table-cell>
          <table:table-cell office:value-type="float" office:value="650.291565431285" calcext:value-type="float">
            <text:p>650.291565431285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maior custo</text:p>
          </table:table-cell>
          <table:table-cell table:formula="of:=MAX([.B36:.B43])" office:value-type="float" office:value="16803" calcext:value-type="float">
            <text:p>168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30" calcext:value-type="float">
            <text:p>8330</text:p>
          </table:table-cell>
          <table:table-cell office:value-type="float" office:value="9709.0375" calcext:value-type="float">
            <text:p>9709.0375</text:p>
          </table:table-cell>
          <table:table-cell office:value-type="float" office:value="657.192908782061" calcext:value-type="float">
            <text:p>657.192908782061</text:p>
          </table:table-cell>
          <table:table-cell office:value-type="float" office:value="1.017" calcext:value-type="float">
            <text:p>1.017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35:.B42])" office:value-type="float" office:value="8493.25" calcext:value-type="float">
            <text:p>8493.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755" calcext:value-type="float">
            <text:p>8755</text:p>
          </table:table-cell>
          <table:table-cell office:value-type="float" office:value="9471.0915" calcext:value-type="float">
            <text:p>9471.0915</text:p>
          </table:table-cell>
          <table:table-cell office:value-type="float" office:value="527.754518259694" calcext:value-type="float">
            <text:p>527.754518259694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35];[.B35:.B42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47" calcext:value-type="float">
            <text:p>8547</text:p>
          </table:table-cell>
          <table:table-cell office:value-type="float" office:value="9892.469" calcext:value-type="float">
            <text:p>9892.469</text:p>
          </table:table-cell>
          <table:table-cell office:value-type="float" office:value="692.611128885889" calcext:value-type="float">
            <text:p>692.611128885889</text:p>
          </table:table-cell>
          <table:table-cell office:value-type="float" office:value="4.401" calcext:value-type="float">
            <text:p>4.401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maior tempo</text:p>
          </table:table-cell>
          <table:table-cell table:formula="of:=MIN([.E35:.E42])" office:value-type="float" office:value="0.317" calcext:value-type="float">
            <text:p>0.3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341" calcext:value-type="float">
            <text:p>8341</text:p>
          </table:table-cell>
          <table:table-cell office:value-type="float" office:value="9758.3537" calcext:value-type="float">
            <text:p>9758.3537</text:p>
          </table:table-cell>
          <table:table-cell office:value-type="float" office:value="706.329541884299" calcext:value-type="float">
            <text:p>706.329541884299</text:p>
          </table:table-cell>
          <table:table-cell office:value-type="float" office:value="3.756" calcext:value-type="float">
            <text:p>3.756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menor tempo</text:p>
          </table:table-cell>
          <table:table-cell table:formula="of:=MAX([.E35:.E42])" office:value-type="float" office:value="15.018" calcext:value-type="float">
            <text:p>15.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547" calcext:value-type="float">
            <text:p>8547</text:p>
          </table:table-cell>
          <table:table-cell office:value-type="float" office:value="9665.2875" calcext:value-type="float">
            <text:p>9665.2875</text:p>
          </table:table-cell>
          <table:table-cell office:value-type="float" office:value="618.176703269844" calcext:value-type="float">
            <text:p>618.176703269844</text:p>
          </table:table-cell>
          <table:table-cell office:value-type="float" office:value="15.018" calcext:value-type="float">
            <text:p>15.018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35:.E42])" office:value-type="float" office:value="4.54125" calcext:value-type="float">
            <text:p>4.54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41" calcext:value-type="float">
            <text:p>8341</text:p>
          </table:table-cell>
          <table:table-cell office:value-type="float" office:value="9509.5098" calcext:value-type="float">
            <text:p>9509.5098</text:p>
          </table:table-cell>
          <table:table-cell office:value-type="float" office:value="627.707543480216" calcext:value-type="float">
            <text:p>627.707543480216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Wren_01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39];[.E35:.E42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03" calcext:value-type="float">
            <text:p>16803</text:p>
          </table:table-cell>
          <table:table-cell office:value-type="float" office:value="18650.652" calcext:value-type="float">
            <text:p>18650.652</text:p>
          </table:table-cell>
          <table:table-cell office:value-type="float" office:value="955.074197965593" calcext:value-type="float">
            <text:p>955.07419796559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menor custo</text:p>
          </table:table-cell>
          <table:table-cell table:formula="of:=MIN([.B43:.B50])" office:value-type="float" office:value="16073" calcext:value-type="float">
            <text:p>160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757" calcext:value-type="float">
            <text:p>16757</text:p>
          </table:table-cell>
          <table:table-cell office:value-type="float" office:value="18482.18" calcext:value-type="float">
            <text:p>18482.18</text:p>
          </table:table-cell>
          <table:table-cell office:value-type="float" office:value="1015.83713492109" calcext:value-type="float">
            <text:p>1015.83713492109</text:p>
          </table:table-cell>
          <table:table-cell office:value-type="float" office:value="2.945" calcext:value-type="float">
            <text:p>2.945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maior custo</text:p>
          </table:table-cell>
          <table:table-cell table:formula="of:=MAX([.B44:.B51])" office:value-type="float" office:value="17364" calcext:value-type="float">
            <text:p>17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596" calcext:value-type="float">
            <text:p>16596</text:p>
          </table:table-cell>
          <table:table-cell office:value-type="float" office:value="18280.357" calcext:value-type="float">
            <text:p>18280.357</text:p>
          </table:table-cell>
          <table:table-cell office:value-type="float" office:value="891.116436164434" calcext:value-type="float">
            <text:p>891.116436164434</text:p>
          </table:table-cell>
          <table:table-cell office:value-type="float" office:value="8.454" calcext:value-type="float">
            <text:p>8.454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43:.B50])" office:value-type="float" office:value="16480.75" calcext:value-type="float">
            <text:p>16480.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646" calcext:value-type="float">
            <text:p>16646</text:p>
          </table:table-cell>
          <table:table-cell office:value-type="float" office:value="18107.5015" calcext:value-type="float">
            <text:p>18107.5015</text:p>
          </table:table-cell>
          <table:table-cell office:value-type="float" office:value="892.616078574442" calcext:value-type="float">
            <text:p>892.616078574442</text:p>
          </table:table-cell>
          <table:table-cell office:value-type="float" office:value="9.623" calcext:value-type="float">
            <text:p>9.623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43];[.B43:.B50];0)+0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494" calcext:value-type="float">
            <text:p>16494</text:p>
          </table:table-cell>
          <table:table-cell office:value-type="float" office:value="18594.5497" calcext:value-type="float">
            <text:p>18594.5497</text:p>
          </table:table-cell>
          <table:table-cell office:value-type="float" office:value="1011.06329516435" calcext:value-type="float">
            <text:p>1011.06329516435</text:p>
          </table:table-cell>
          <table:table-cell office:value-type="float" office:value="24.23" calcext:value-type="float">
            <text:p>24.23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maior tempo</text:p>
          </table:table-cell>
          <table:table-cell table:formula="of:=MIN([.E43:.E50])" office:value-type="float" office:value="2.558" calcext:value-type="float">
            <text:p>2.5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335" calcext:value-type="float">
            <text:p>16335</text:p>
          </table:table-cell>
          <table:table-cell office:value-type="float" office:value="18538.9903" calcext:value-type="float">
            <text:p>18538.9903</text:p>
          </table:table-cell>
          <table:table-cell office:value-type="float" office:value="1002.85918396363" calcext:value-type="float">
            <text:p>1002.85918396363</text:p>
          </table:table-cell>
          <table:table-cell office:value-type="float" office:value="29.445" calcext:value-type="float">
            <text:p>29.445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menor tempo</text:p>
          </table:table-cell>
          <table:table-cell table:formula="of:=MAX([.E43:.E50])" office:value-type="float" office:value="97.64" calcext:value-type="float">
            <text:p>97.64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16073" calcext:value-type="float">
            <text:p>16073</text:p>
          </table:table-cell>
          <table:table-cell table:style-name="ce1" office:value-type="float" office:value="18157.04105" calcext:value-type="float">
            <text:p>18157.04105</text:p>
          </table:table-cell>
          <table:table-cell table:style-name="ce1" office:value-type="float" office:value="955.128879169554" calcext:value-type="float">
            <text:p>955.128879169554</text:p>
          </table:table-cell>
          <table:table-cell table:style-name="ce1" office:value-type="float" office:value="92.765" calcext:value-type="float">
            <text:p>92.765</text:p>
          </table:table-cell>
          <table:table-cell table:style-name="ce1" office:value-type="string" calcext:value-type="string">
            <text:p>Wren_02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43:.E50])" office:value-type="float" office:value="33.4575" calcext:value-type="float">
            <text:p>33.45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42" calcext:value-type="float">
            <text:p>16142</text:p>
          </table:table-cell>
          <table:table-cell office:value-type="float" office:value="18104.4908" calcext:value-type="float">
            <text:p>18104.4908</text:p>
          </table:table-cell>
          <table:table-cell office:value-type="float" office:value="962.93546307666" calcext:value-type="float">
            <text:p>962.93546307666</text:p>
          </table:table-cell>
          <table:table-cell office:value-type="float" office:value="97.64" calcext:value-type="float">
            <text:p>97.64</text:p>
          </table:table-cell>
          <table:table-cell office:value-type="string" calcext:value-type="string">
            <text:p>Wren_02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47];[.E43:.E50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364" calcext:value-type="float">
            <text:p>17364</text:p>
          </table:table-cell>
          <table:table-cell office:value-type="float" office:value="19161.682" calcext:value-type="float">
            <text:p>19161.682</text:p>
          </table:table-cell>
          <table:table-cell office:value-type="float" office:value="956.106136273489" calcext:value-type="float">
            <text:p>956.106136273489</text:p>
          </table:table-cell>
          <table:table-cell office:value-type="float" office:value="2.017" calcext:value-type="float">
            <text:p>2.017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menor custo</text:p>
          </table:table-cell>
          <table:table-cell table:formula="of:=MIN([.B51:.B58])" office:value-type="float" office:value="15997" calcext:value-type="float">
            <text:p>15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70" calcext:value-type="float">
            <text:p>17370</text:p>
          </table:table-cell>
          <table:table-cell office:value-type="float" office:value="18872.295" calcext:value-type="float">
            <text:p>18872.295</text:p>
          </table:table-cell>
          <table:table-cell office:value-type="float" office:value="970.949453275409" calcext:value-type="float">
            <text:p>970.949453275409</text:p>
          </table:table-cell>
          <table:table-cell office:value-type="float" office:value="4.054" calcext:value-type="float">
            <text:p>4.054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maior custo</text:p>
          </table:table-cell>
          <table:table-cell table:formula="of:=MAX([.B52:.B59])" office:value-type="float" office:value="69242" calcext:value-type="float">
            <text:p>692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754" calcext:value-type="float">
            <text:p>16754</text:p>
          </table:table-cell>
          <table:table-cell office:value-type="float" office:value="18777.252" calcext:value-type="float">
            <text:p>18777.252</text:p>
          </table:table-cell>
          <table:table-cell office:value-type="float" office:value="915.772606725936" calcext:value-type="float">
            <text:p>915.77260672593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51:.B58])" office:value-type="float" office:value="16670.25" calcext:value-type="float">
            <text:p>16670.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370" calcext:value-type="float">
            <text:p>17370</text:p>
          </table:table-cell>
          <table:table-cell office:value-type="float" office:value="18575.708" calcext:value-type="float">
            <text:p>18575.708</text:p>
          </table:table-cell>
          <table:table-cell office:value-type="float" office:value="817.918282528547" calcext:value-type="float">
            <text:p>817.918282528547</text:p>
          </table:table-cell>
          <table:table-cell office:value-type="float" office:value="8.651" calcext:value-type="float">
            <text:p>8.651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51];[.B51:.B58];0)+0"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255" calcext:value-type="float">
            <text:p>16255</text:p>
          </table:table-cell>
          <table:table-cell office:value-type="float" office:value="18997.6475" calcext:value-type="float">
            <text:p>18997.6475</text:p>
          </table:table-cell>
          <table:table-cell office:value-type="float" office:value="1011.30360225866" calcext:value-type="float">
            <text:p>1011.30360225866</text:p>
          </table:table-cell>
          <table:table-cell office:value-type="float" office:value="22.236" calcext:value-type="float">
            <text:p>22.236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maior tempo</text:p>
          </table:table-cell>
          <table:table-cell table:formula="of:=MIN([.E51:.E58])"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997" calcext:value-type="float">
            <text:p>15997</text:p>
          </table:table-cell>
          <table:table-cell office:value-type="float" office:value="18731.2906" calcext:value-type="float">
            <text:p>18731.2906</text:p>
          </table:table-cell>
          <table:table-cell office:value-type="float" office:value="1084.65016837246" calcext:value-type="float">
            <text:p>1084.65016837246</text:p>
          </table:table-cell>
          <table:table-cell office:value-type="float" office:value="26.338" calcext:value-type="float">
            <text:p>26.338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menor tempo</text:p>
          </table:table-cell>
          <table:table-cell table:formula="of:=MAX([.E51:.E58])" office:value-type="float" office:value="82.752" calcext:value-type="float">
            <text:p>82.7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255" calcext:value-type="float">
            <text:p>16255</text:p>
          </table:table-cell>
          <table:table-cell office:value-type="float" office:value="18497.44105" calcext:value-type="float">
            <text:p>18497.44105</text:p>
          </table:table-cell>
          <table:table-cell office:value-type="float" office:value="1031.20219390919" calcext:value-type="float">
            <text:p>1031.20219390919</text:p>
          </table:table-cell>
          <table:table-cell office:value-type="float" office:value="82.752" calcext:value-type="float">
            <text:p>82.752</text:p>
          </table:table-cell>
          <table:table-cell office:value-type="string" calcext:value-type="string">
            <text:p>Wren_03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51:.E58])" office:value-type="float" office:value="29.476625" calcext:value-type="float">
            <text:p>29.476625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997" calcext:value-type="float">
            <text:p>15997</text:p>
          </table:table-cell>
          <table:table-cell table:style-name="ce1" office:value-type="float" office:value="18138.52585" calcext:value-type="float">
            <text:p>18138.52585</text:p>
          </table:table-cell>
          <table:table-cell table:style-name="ce1" office:value-type="float" office:value="1062.71500181871" calcext:value-type="float">
            <text:p>1062.71500181871</text:p>
          </table:table-cell>
          <table:table-cell table:style-name="ce1" office:value-type="float" office:value="82.485" calcext:value-type="float">
            <text:p>82.485</text:p>
          </table:table-cell>
          <table:table-cell table:style-name="ce1" office:value-type="string" calcext:value-type="string">
            <text:p>Wren_03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55];[.E51:.E58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242" calcext:value-type="float">
            <text:p>69242</text:p>
          </table:table-cell>
          <table:table-cell office:value-type="float" office:value="74462.758" calcext:value-type="float">
            <text:p>74462.758</text:p>
          </table:table-cell>
          <table:table-cell office:value-type="float" office:value="4013.79502191055" calcext:value-type="float">
            <text:p>4013.79502191055</text:p>
          </table:table-cell>
          <table:table-cell office:value-type="float" office:value="7.424" calcext:value-type="float">
            <text:p>7.424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menor custo</text:p>
          </table:table-cell>
          <table:table-cell table:formula="of:=MIN([.B59:.B66])" office:value-type="float" office:value="68364" calcext:value-type="float">
            <text:p>683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236" calcext:value-type="float">
            <text:p>69236</text:p>
          </table:table-cell>
          <table:table-cell office:value-type="float" office:value="73882.336" calcext:value-type="float">
            <text:p>73882.336</text:p>
          </table:table-cell>
          <table:table-cell office:value-type="float" office:value="4150.21912552746" calcext:value-type="float">
            <text:p>4150.21912552746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maior custo</text:p>
          </table:table-cell>
          <table:table-cell table:formula="of:=MAX([.B60:.B67])" office:value-type="float" office:value="69242" calcext:value-type="float">
            <text:p>692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242" calcext:value-type="float">
            <text:p>69242</text:p>
          </table:table-cell>
          <table:table-cell office:value-type="float" office:value="73209.1915" calcext:value-type="float">
            <text:p>73209.1915</text:p>
          </table:table-cell>
          <table:table-cell office:value-type="float" office:value="3246.59026688128" calcext:value-type="float">
            <text:p>3246.59026688128</text:p>
          </table:table-cell>
          <table:table-cell office:value-type="float" office:value="19.057" calcext:value-type="float">
            <text:p>19.057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custo final médio</text:p>
          </table:table-cell>
          <table:table-cell table:formula="of:=AVERAGE([.B59:.B66])" office:value-type="float" office:value="68831.5" calcext:value-type="float">
            <text:p>68831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224" calcext:value-type="float">
            <text:p>69224</text:p>
          </table:table-cell>
          <table:table-cell office:value-type="float" office:value="72431.055" calcext:value-type="float">
            <text:p>72431.055</text:p>
          </table:table-cell>
          <table:table-cell office:value-type="float" office:value="3323.46514413152" calcext:value-type="float">
            <text:p>3323.46514413152</text:p>
          </table:table-cell>
          <table:table-cell office:value-type="float" office:value="17.976" calcext:value-type="float">
            <text:p>17.976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n menor custo</text:p>
          </table:table-cell>
          <table:table-cell table:formula="of:=MATCH([.I59];[.B59:.B66];0)+0"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490" calcext:value-type="float">
            <text:p>68490</text:p>
          </table:table-cell>
          <table:table-cell office:value-type="float" office:value="74584.4026" calcext:value-type="float">
            <text:p>74584.4026</text:p>
          </table:table-cell>
          <table:table-cell office:value-type="float" office:value="4052.2166958997" calcext:value-type="float">
            <text:p>4052.2166958997</text:p>
          </table:table-cell>
          <table:table-cell office:value-type="float" office:value="74.007" calcext:value-type="float">
            <text:p>74.007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maior tempo</text:p>
          </table:table-cell>
          <table:table-cell table:formula="of:=MIN([.E59:.E66])" office:value-type="float" office:value="7.424" calcext:value-type="float">
            <text:p>7.424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8364" calcext:value-type="float">
            <text:p>68364</text:p>
          </table:table-cell>
          <table:table-cell table:style-name="ce1" office:value-type="float" office:value="73779.1294" calcext:value-type="float">
            <text:p>73779.1294</text:p>
          </table:table-cell>
          <table:table-cell table:style-name="ce1" office:value-type="float" office:value="4352.78161120348" calcext:value-type="float">
            <text:p>4352.78161120348</text:p>
          </table:table-cell>
          <table:table-cell table:style-name="ce1" office:value-type="float" office:value="75.894" calcext:value-type="float">
            <text:p>75.894</text:p>
          </table:table-cell>
          <table:table-cell table:style-name="ce1" office:value-type="string" calcext:value-type="string">
            <text:p>Wren_04</text:p>
          </table:table-cell>
          <table:table-cell/>
          <table:table-cell office:value-type="string" calcext:value-type="string">
            <text:p>menor tempo</text:p>
          </table:table-cell>
          <table:table-cell table:formula="of:=MAX([.E59:.E66])" office:value-type="float" office:value="204.183" calcext:value-type="float">
            <text:p>204.1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490" calcext:value-type="float">
            <text:p>68490</text:p>
          </table:table-cell>
          <table:table-cell office:value-type="float" office:value="73258.08715" calcext:value-type="float">
            <text:p>73258.08715</text:p>
          </table:table-cell>
          <table:table-cell office:value-type="float" office:value="3355.59942152349" calcext:value-type="float">
            <text:p>3355.59942152349</text:p>
          </table:table-cell>
          <table:table-cell office:value-type="float" office:value="204.183" calcext:value-type="float">
            <text:p>204.183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tempo médio</text:p>
          </table:table-cell>
          <table:table-cell table:formula="of:=AVERAGE([.E59:.E66])" office:value-type="float" office:value="75.36075" calcext:value-type="float">
            <text:p>75.360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364" calcext:value-type="float">
            <text:p>68364</text:p>
          </table:table-cell>
          <table:table-cell office:value-type="float" office:value="72641.38715" calcext:value-type="float">
            <text:p>72641.38715</text:p>
          </table:table-cell>
          <table:table-cell office:value-type="float" office:value="3438.4440545457" calcext:value-type="float">
            <text:p>3438.4440545457</text:p>
          </table:table-cell>
          <table:table-cell office:value-type="float" office:value="196.245" calcext:value-type="float">
            <text:p>196.245</text:p>
          </table:table-cell>
          <table:table-cell office:value-type="string" calcext:value-type="string">
            <text:p>Wren_04</text:p>
          </table:table-cell>
          <table:table-cell/>
          <table:table-cell office:value-type="string" calcext:value-type="string">
            <text:p>config menor tempo</text:p>
          </table:table-cell>
          <table:table-cell table:formula="of:=MATCH([.I63];[.E59:.E66];0)+0" office:value-type="float" office:value="1" calcext:value-type="float">
            <text:p>1</text:p>
          </table:table-cell>
        </table:table-row>
      </table:table>
      <table:table table:name="best_improvement" table:style-name="ta1">
        <table:table-column table:style-name="co1" table:number-columns-repeated="6" table:default-cell-style-name="ce2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usto final</text:p>
          </table:table-cell>
          <table:table-cell table:style-name="Default" office:value-type="string" calcext:value-type="string">
            <text:p>Custo médio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Tempo</text:p>
          </table:table-cell>
          <table:table-cell table:style-name="Default" office:value-type="string" calcext:value-type="string">
            <text:p>Instânci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4.76" calcext:value-type="float">
            <text:p>594.76</text:p>
          </table:table-cell>
          <table:table-cell office:value-type="float" office:value="685.921" calcext:value-type="float">
            <text:p>685.921</text:p>
          </table:table-cell>
          <table:table-cell office:value-type="float" office:value="119.353" calcext:value-type="float">
            <text:p>119.353</text:p>
          </table:table-cell>
          <table:table-cell office:value-type="float" office:value="3.339" calcext:value-type="float">
            <text:p>3.339</text:p>
          </table:table-cell>
          <table:table-cell office:value-type="string" calcext:value-type="string">
            <text:p>Teste_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3:.B10])" office:value-type="float" office:value="557.86" calcext:value-type="float">
            <text:p>557.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4.76" calcext:value-type="float">
            <text:p>594.76</text:p>
          </table:table-cell>
          <table:table-cell office:value-type="float" office:value="681.656" calcext:value-type="float">
            <text:p>681.656</text:p>
          </table:table-cell>
          <table:table-cell office:value-type="float" office:value="119.915" calcext:value-type="float">
            <text:p>119.915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Teste_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4:.B11])" office:value-type="float" office:value="594.76" calcext:value-type="float">
            <text:p>594.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4.06" calcext:value-type="float">
            <text:p>594.06</text:p>
          </table:table-cell>
          <table:table-cell office:value-type="float" office:value="660.795" calcext:value-type="float">
            <text:p>660.795</text:p>
          </table:table-cell>
          <table:table-cell office:value-type="float" office:value="89.8213" calcext:value-type="float">
            <text:p>89.8213</text:p>
          </table:table-cell>
          <table:table-cell office:value-type="float" office:value="2.271" calcext:value-type="float">
            <text:p>2.271</text:p>
          </table:table-cell>
          <table:table-cell office:value-type="string" calcext:value-type="string">
            <text:p>Teste_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3:.B10])" office:value-type="float" office:value="580.7475" calcext:value-type="float">
            <text:p>580.74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4.76" calcext:value-type="float">
            <text:p>594.76</text:p>
          </table:table-cell>
          <table:table-cell office:value-type="float" office:value="659.721" calcext:value-type="float">
            <text:p>659.721</text:p>
          </table:table-cell>
          <table:table-cell office:value-type="float" office:value="88.8938" calcext:value-type="float">
            <text:p>88.8938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Teste_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3];[.B3:.B10];0)+0"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4.06" calcext:value-type="float">
            <text:p>594.06</text:p>
          </table:table-cell>
          <table:table-cell office:value-type="float" office:value="687.626" calcext:value-type="float">
            <text:p>687.626</text:p>
          </table:table-cell>
          <table:table-cell office:value-type="float" office:value="120.763" calcext:value-type="float">
            <text:p>120.763</text:p>
          </table:table-cell>
          <table:table-cell office:value-type="float" office:value="13.349" calcext:value-type="float">
            <text:p>13.349</text:p>
          </table:table-cell>
          <table:table-cell office:value-type="string" calcext:value-type="string">
            <text:p>Teste_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3:.E10])" office:value-type="float" office:value="1.133" calcext:value-type="float">
            <text:p>1.1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7.86" calcext:value-type="float">
            <text:p>557.86</text:p>
          </table:table-cell>
          <table:table-cell office:value-type="float" office:value="689.658" calcext:value-type="float">
            <text:p>689.658</text:p>
          </table:table-cell>
          <table:table-cell office:value-type="float" office:value="119.878" calcext:value-type="float">
            <text:p>119.878</text:p>
          </table:table-cell>
          <table:table-cell office:value-type="float" office:value="11.911" calcext:value-type="float">
            <text:p>11.911</text:p>
          </table:table-cell>
          <table:table-cell office:value-type="string" calcext:value-type="string">
            <text:p>Teste_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3:.E10])" office:value-type="float" office:value="26.187" calcext:value-type="float">
            <text:p>26.187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557.86" calcext:value-type="float">
            <text:p>557.86</text:p>
          </table:table-cell>
          <table:table-cell table:style-name="ce1" office:value-type="float" office:value="663.086" calcext:value-type="float">
            <text:p>663.086</text:p>
          </table:table-cell>
          <table:table-cell table:style-name="ce1" office:value-type="float" office:value="90.8502" calcext:value-type="float">
            <text:p>90.8502</text:p>
          </table:table-cell>
          <table:table-cell table:style-name="ce1" office:value-type="float" office:value="26.187" calcext:value-type="float">
            <text:p>26.187</text:p>
          </table:table-cell>
          <table:table-cell table:style-name="ce1" office:value-type="string" calcext:value-type="string">
            <text:p>Teste_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3:.E10])" office:value-type="float" office:value="10.2755" calcext:value-type="float">
            <text:p>10.27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7.86" calcext:value-type="float">
            <text:p>557.86</text:p>
          </table:table-cell>
          <table:table-cell office:value-type="float" office:value="661.215" calcext:value-type="float">
            <text:p>661.215</text:p>
          </table:table-cell>
          <table:table-cell office:value-type="float" office:value="92.4278" calcext:value-type="float">
            <text:p>92.4278</text:p>
          </table:table-cell>
          <table:table-cell office:value-type="float" office:value="22.109" calcext:value-type="float">
            <text:p>22.109</text:p>
          </table:table-cell>
          <table:table-cell office:value-type="string" calcext:value-type="string">
            <text:p>Teste_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7];[.E3:.E10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7.25" calcext:value-type="float">
            <text:p>577.25</text:p>
          </table:table-cell>
          <table:table-cell office:value-type="float" office:value="669.979" calcext:value-type="float">
            <text:p>669.979</text:p>
          </table:table-cell>
          <table:table-cell office:value-type="float" office:value="122.544" calcext:value-type="float">
            <text:p>122.544</text:p>
          </table:table-cell>
          <table:table-cell office:value-type="float" office:value="2.315" calcext:value-type="float">
            <text:p>2.315</text:p>
          </table:table-cell>
          <table:table-cell office:value-type="string" calcext:value-type="string">
            <text:p>Teste_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11:.B18])" office:value-type="float" office:value="537.89" calcext:value-type="float">
            <text:p>537.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90.39" calcext:value-type="float">
            <text:p>590.39</text:p>
          </table:table-cell>
          <table:table-cell office:value-type="float" office:value="646.732" calcext:value-type="float">
            <text:p>646.732</text:p>
          </table:table-cell>
          <table:table-cell office:value-type="float" office:value="128.865" calcext:value-type="float">
            <text:p>128.865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Teste_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12:.B19])" office:value-type="float" office:value="590.39" calcext:value-type="float">
            <text:p>590.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7.25" calcext:value-type="float">
            <text:p>577.25</text:p>
          </table:table-cell>
          <table:table-cell office:value-type="float" office:value="642.771" calcext:value-type="float">
            <text:p>642.771</text:p>
          </table:table-cell>
          <table:table-cell office:value-type="float" office:value="92.3895" calcext:value-type="float">
            <text:p>92.3895</text:p>
          </table:table-cell>
          <table:table-cell office:value-type="float" office:value="4.098" calcext:value-type="float">
            <text:p>4.098</text:p>
          </table:table-cell>
          <table:table-cell office:value-type="string" calcext:value-type="string">
            <text:p>Teste_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11:.B18])" office:value-type="float" office:value="559.92375" calcext:value-type="float">
            <text:p>559.923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2.94" calcext:value-type="float">
            <text:p>582.94</text:p>
          </table:table-cell>
          <table:table-cell office:value-type="float" office:value="623.116" calcext:value-type="float">
            <text:p>623.116</text:p>
          </table:table-cell>
          <table:table-cell office:value-type="float" office:value="94.907" calcext:value-type="float">
            <text:p>94.907</text:p>
          </table:table-cell>
          <table:table-cell office:value-type="float" office:value="3.616" calcext:value-type="float">
            <text:p>3.616</text:p>
          </table:table-cell>
          <table:table-cell office:value-type="string" calcext:value-type="string">
            <text:p>Teste_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11];[.B11:.B18];0)+0"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7.89" calcext:value-type="float">
            <text:p>537.89</text:p>
          </table:table-cell>
          <table:table-cell office:value-type="float" office:value="672.456" calcext:value-type="float">
            <text:p>672.456</text:p>
          </table:table-cell>
          <table:table-cell office:value-type="float" office:value="125.782" calcext:value-type="float">
            <text:p>125.782</text:p>
          </table:table-cell>
          <table:table-cell office:value-type="float" office:value="22.501" calcext:value-type="float">
            <text:p>22.501</text:p>
          </table:table-cell>
          <table:table-cell office:value-type="string" calcext:value-type="string">
            <text:p>Teste_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11:.E18])" office:value-type="float" office:value="1.85" calcext:value-type="float">
            <text:p>1.85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537.89" calcext:value-type="float">
            <text:p>537.89</text:p>
          </table:table-cell>
          <table:table-cell table:style-name="ce1" office:value-type="float" office:value="665.482" calcext:value-type="float">
            <text:p>665.482</text:p>
          </table:table-cell>
          <table:table-cell table:style-name="ce1" office:value-type="float" office:value="128.761" calcext:value-type="float">
            <text:p>128.761</text:p>
          </table:table-cell>
          <table:table-cell table:style-name="ce1" office:value-type="float" office:value="20.043" calcext:value-type="float">
            <text:p>20.043</text:p>
          </table:table-cell>
          <table:table-cell table:style-name="ce1" office:value-type="string" calcext:value-type="string">
            <text:p>Teste_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11:.E18])" office:value-type="float" office:value="43.673" calcext:value-type="float">
            <text:p>43.6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7.89" calcext:value-type="float">
            <text:p>537.89</text:p>
          </table:table-cell>
          <table:table-cell office:value-type="float" office:value="643.648" calcext:value-type="float">
            <text:p>643.648</text:p>
          </table:table-cell>
          <table:table-cell office:value-type="float" office:value="96.1313" calcext:value-type="float">
            <text:p>96.1313</text:p>
          </table:table-cell>
          <table:table-cell office:value-type="float" office:value="43.673" calcext:value-type="float">
            <text:p>43.673</text:p>
          </table:table-cell>
          <table:table-cell office:value-type="string" calcext:value-type="string">
            <text:p>Teste_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11:.E18])" office:value-type="float" office:value="16.91225" calcext:value-type="float">
            <text:p>16.912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.89" calcext:value-type="float">
            <text:p>537.89</text:p>
          </table:table-cell>
          <table:table-cell office:value-type="float" office:value="637.148" calcext:value-type="float">
            <text:p>637.148</text:p>
          </table:table-cell>
          <table:table-cell office:value-type="float" office:value="98.5292" calcext:value-type="float">
            <text:p>98.5292</text:p>
          </table:table-cell>
          <table:table-cell office:value-type="float" office:value="37.202" calcext:value-type="float">
            <text:p>37.202</text:p>
          </table:table-cell>
          <table:table-cell office:value-type="string" calcext:value-type="string">
            <text:p>Teste_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15];[.E11:.E18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0.97" calcext:value-type="float">
            <text:p>530.97</text:p>
          </table:table-cell>
          <table:table-cell office:value-type="float" office:value="650.625" calcext:value-type="float">
            <text:p>650.625</text:p>
          </table:table-cell>
          <table:table-cell office:value-type="float" office:value="137.987" calcext:value-type="float">
            <text:p>137.987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Teste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19:.B26])" office:value-type="float" office:value="515.3" calcext:value-type="float">
            <text:p>515.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2.3" calcext:value-type="float">
            <text:p>562.3</text:p>
          </table:table-cell>
          <table:table-cell office:value-type="float" office:value="626.262" calcext:value-type="float">
            <text:p>626.262</text:p>
          </table:table-cell>
          <table:table-cell office:value-type="float" office:value="145.442" calcext:value-type="float">
            <text:p>145.442</text:p>
          </table:table-cell>
          <table:table-cell office:value-type="float" office:value="2.794" calcext:value-type="float">
            <text:p>2.794</text:p>
          </table:table-cell>
          <table:table-cell office:value-type="string" calcext:value-type="string">
            <text:p>Teste_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20:.B27])" office:value-type="float" office:value="1214.53" calcext:value-type="float">
            <text:p>1214.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29.52" calcext:value-type="float">
            <text:p>529.52</text:p>
          </table:table-cell>
          <table:table-cell office:value-type="float" office:value="616.912" calcext:value-type="float">
            <text:p>616.912</text:p>
          </table:table-cell>
          <table:table-cell office:value-type="float" office:value="105.557" calcext:value-type="float">
            <text:p>105.557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e_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19:.B26])" office:value-type="float" office:value="530.78625" calcext:value-type="float">
            <text:p>530.786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2.3" calcext:value-type="float">
            <text:p>562.3</text:p>
          </table:table-cell>
          <table:table-cell office:value-type="float" office:value="594.281" calcext:value-type="float">
            <text:p>594.281</text:p>
          </table:table-cell>
          <table:table-cell office:value-type="float" office:value="107.679" calcext:value-type="float">
            <text:p>107.679</text:p>
          </table:table-cell>
          <table:table-cell office:value-type="float" office:value="3.069" calcext:value-type="float">
            <text:p>3.069</text:p>
          </table:table-cell>
          <table:table-cell office:value-type="string" calcext:value-type="string">
            <text:p>Teste_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19];[.B19:.B26];0)+0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5.3" calcext:value-type="float">
            <text:p>515.3</text:p>
          </table:table-cell>
          <table:table-cell office:value-type="float" office:value="649.85" calcext:value-type="float">
            <text:p>649.85</text:p>
          </table:table-cell>
          <table:table-cell office:value-type="float" office:value="142.596" calcext:value-type="float">
            <text:p>142.596</text:p>
          </table:table-cell>
          <table:table-cell office:value-type="float" office:value="28.549" calcext:value-type="float">
            <text:p>28.549</text:p>
          </table:table-cell>
          <table:table-cell office:value-type="string" calcext:value-type="string">
            <text:p>Teste_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19:.E26])" office:value-type="float" office:value="2.794" calcext:value-type="float">
            <text:p>2.794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5.3" calcext:value-type="float">
            <text:p>515.3</text:p>
          </table:table-cell>
          <table:table-cell table:style-name="ce1" office:value-type="float" office:value="643.706" calcext:value-type="float">
            <text:p>643.706</text:p>
          </table:table-cell>
          <table:table-cell table:style-name="ce1" office:value-type="float" office:value="144.596" calcext:value-type="float">
            <text:p>144.596</text:p>
          </table:table-cell>
          <table:table-cell table:style-name="ce1" office:value-type="float" office:value="27.499" calcext:value-type="float">
            <text:p>27.499</text:p>
          </table:table-cell>
          <table:table-cell table:style-name="ce1" office:value-type="string" calcext:value-type="string">
            <text:p>Teste_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19:.E26])" office:value-type="float" office:value="56.301" calcext:value-type="float">
            <text:p>56.3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5.3" calcext:value-type="float">
            <text:p>515.3</text:p>
          </table:table-cell>
          <table:table-cell office:value-type="float" office:value="615.861" calcext:value-type="float">
            <text:p>615.861</text:p>
          </table:table-cell>
          <table:table-cell office:value-type="float" office:value="109.3" calcext:value-type="float">
            <text:p>109.3</text:p>
          </table:table-cell>
          <table:table-cell office:value-type="float" office:value="56.301" calcext:value-type="float">
            <text:p>56.301</text:p>
          </table:table-cell>
          <table:table-cell office:value-type="string" calcext:value-type="string">
            <text:p>Teste_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19:.E26])" office:value-type="float" office:value="22.30025" calcext:value-type="float">
            <text:p>22.300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5.3" calcext:value-type="float">
            <text:p>515.3</text:p>
          </table:table-cell>
          <table:table-cell office:value-type="float" office:value="609.005" calcext:value-type="float">
            <text:p>609.005</text:p>
          </table:table-cell>
          <table:table-cell office:value-type="float" office:value="110.419" calcext:value-type="float">
            <text:p>110.419</text:p>
          </table:table-cell>
          <table:table-cell office:value-type="float" office:value="51.752" calcext:value-type="float">
            <text:p>51.752</text:p>
          </table:table-cell>
          <table:table-cell office:value-type="string" calcext:value-type="string">
            <text:p>Teste_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23];[.E19:.E26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14.53" calcext:value-type="float">
            <text:p>1214.53</text:p>
          </table:table-cell>
          <table:table-cell office:value-type="float" office:value="1427.14" calcext:value-type="float">
            <text:p>1427.14</text:p>
          </table:table-cell>
          <table:table-cell office:value-type="float" office:value="251.182" calcext:value-type="float">
            <text:p>251.182</text:p>
          </table:table-cell>
          <table:table-cell office:value-type="float" office:value="7.912" calcext:value-type="float">
            <text:p>7.912</text:p>
          </table:table-cell>
          <table:table-cell office:value-type="string" calcext:value-type="string">
            <text:p>Teste_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27:.B34])" office:value-type="float" office:value="1162.8" calcext:value-type="float">
            <text:p>1162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13.83" calcext:value-type="float">
            <text:p>1213.83</text:p>
          </table:table-cell>
          <table:table-cell office:value-type="float" office:value="1397.92" calcext:value-type="float">
            <text:p>1397.92</text:p>
          </table:table-cell>
          <table:table-cell office:value-type="float" office:value="260.443" calcext:value-type="float">
            <text:p>260.443</text:p>
          </table:table-cell>
          <table:table-cell office:value-type="float" office:value="6.553" calcext:value-type="float">
            <text:p>6.553</text:p>
          </table:table-cell>
          <table:table-cell office:value-type="string" calcext:value-type="string">
            <text:p>Teste_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28:.B35])" office:value-type="float" office:value="7865" calcext:value-type="float">
            <text:p>78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01.5" calcext:value-type="float">
            <text:p>1201.5</text:p>
          </table:table-cell>
          <table:table-cell office:value-type="float" office:value="1359.46" calcext:value-type="float">
            <text:p>1359.46</text:p>
          </table:table-cell>
          <table:table-cell office:value-type="float" office:value="192.342" calcext:value-type="float">
            <text:p>192.342</text:p>
          </table:table-cell>
          <table:table-cell office:value-type="float" office:value="13.269" calcext:value-type="float">
            <text:p>13.269</text:p>
          </table:table-cell>
          <table:table-cell office:value-type="string" calcext:value-type="string">
            <text:p>Teste_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27:.B34])" office:value-type="float" office:value="1189.91125" calcext:value-type="float">
            <text:p>1189.911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8.93" calcext:value-type="float">
            <text:p>1208.93</text:p>
          </table:table-cell>
          <table:table-cell office:value-type="float" office:value="1335.14" calcext:value-type="float">
            <text:p>1335.14</text:p>
          </table:table-cell>
          <table:table-cell office:value-type="float" office:value="196.087" calcext:value-type="float">
            <text:p>196.087</text:p>
          </table:table-cell>
          <table:table-cell office:value-type="float" office:value="11.078" calcext:value-type="float">
            <text:p>11.078</text:p>
          </table:table-cell>
          <table:table-cell office:value-type="string" calcext:value-type="string">
            <text:p>Teste_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27];[.B27:.B34];0)+0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62.8" calcext:value-type="float">
            <text:p>1162.8</text:p>
          </table:table-cell>
          <table:table-cell table:style-name="ce1" office:value-type="float" office:value="1412.6" calcext:value-type="float">
            <text:p>1412.6</text:p>
          </table:table-cell>
          <table:table-cell table:style-name="ce1" office:value-type="float" office:value="253.435" calcext:value-type="float">
            <text:p>253.435</text:p>
          </table:table-cell>
          <table:table-cell table:style-name="ce1" office:value-type="float" office:value="75.831" calcext:value-type="float">
            <text:p>75.831</text:p>
          </table:table-cell>
          <table:table-cell table:style-name="ce1" office:value-type="string" calcext:value-type="string">
            <text:p>Teste_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27:.E34])" office:value-type="float" office:value="6.553" calcext:value-type="float">
            <text:p>6.5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77.45" calcext:value-type="float">
            <text:p>1177.45</text:p>
          </table:table-cell>
          <table:table-cell office:value-type="float" office:value="1398.16" calcext:value-type="float">
            <text:p>1398.16</text:p>
          </table:table-cell>
          <table:table-cell office:value-type="float" office:value="258.507" calcext:value-type="float">
            <text:p>258.507</text:p>
          </table:table-cell>
          <table:table-cell office:value-type="float" office:value="65.437" calcext:value-type="float">
            <text:p>65.437</text:p>
          </table:table-cell>
          <table:table-cell office:value-type="string" calcext:value-type="string">
            <text:p>Teste_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27:.E34])" office:value-type="float" office:value="133.91" calcext:value-type="float">
            <text:p>133.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62.8" calcext:value-type="float">
            <text:p>1162.8</text:p>
          </table:table-cell>
          <table:table-cell office:value-type="float" office:value="1346.94" calcext:value-type="float">
            <text:p>1346.94</text:p>
          </table:table-cell>
          <table:table-cell office:value-type="float" office:value="194.047" calcext:value-type="float">
            <text:p>194.047</text:p>
          </table:table-cell>
          <table:table-cell office:value-type="float" office:value="133.91" calcext:value-type="float">
            <text:p>133.91</text:p>
          </table:table-cell>
          <table:table-cell office:value-type="string" calcext:value-type="string">
            <text:p>Teste_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27:.E34])" office:value-type="float" office:value="53.508375" calcext:value-type="float">
            <text:p>53.5083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77.45" calcext:value-type="float">
            <text:p>1177.45</text:p>
          </table:table-cell>
          <table:table-cell office:value-type="float" office:value="1327.46" calcext:value-type="float">
            <text:p>1327.46</text:p>
          </table:table-cell>
          <table:table-cell office:value-type="float" office:value="197.719" calcext:value-type="float">
            <text:p>197.719</text:p>
          </table:table-cell>
          <table:table-cell office:value-type="float" office:value="114.077" calcext:value-type="float">
            <text:p>114.077</text:p>
          </table:table-cell>
          <table:table-cell office:value-type="string" calcext:value-type="string">
            <text:p>Teste_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31];[.E27:.E34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865" calcext:value-type="float">
            <text:p>7865</text:p>
          </table:table-cell>
          <table:table-cell office:value-type="float" office:value="8664.98" calcext:value-type="float">
            <text:p>8664.98</text:p>
          </table:table-cell>
          <table:table-cell office:value-type="float" office:value="901.366" calcext:value-type="float">
            <text:p>901.366</text:p>
          </table:table-cell>
          <table:table-cell office:value-type="float" office:value="5.037" calcext:value-type="float">
            <text:p>5.037</text:p>
          </table:table-cell>
          <table:table-cell office:value-type="string" calcext:value-type="string">
            <text:p>Wren_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35:.B42])"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87" calcext:value-type="float">
            <text:p>7987</text:p>
          </table:table-cell>
          <table:table-cell office:value-type="float" office:value="8583.89" calcext:value-type="float">
            <text:p>8583.89</text:p>
          </table:table-cell>
          <table:table-cell office:value-type="float" office:value="919.804" calcext:value-type="float">
            <text:p>919.804</text:p>
          </table:table-cell>
          <table:table-cell office:value-type="float" office:value="4.282" calcext:value-type="float">
            <text:p>4.282</text:p>
          </table:table-cell>
          <table:table-cell office:value-type="string" calcext:value-type="string">
            <text:p>Wren_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36:.B43])" office:value-type="float" office:value="14243" calcext:value-type="float">
            <text:p>142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65" calcext:value-type="float">
            <text:p>7865</text:p>
          </table:table-cell>
          <table:table-cell office:value-type="float" office:value="8491.97" calcext:value-type="float">
            <text:p>8491.97</text:p>
          </table:table-cell>
          <table:table-cell office:value-type="float" office:value="683.736" calcext:value-type="float">
            <text:p>683.736</text:p>
          </table:table-cell>
          <table:table-cell office:value-type="float" office:value="8.942" calcext:value-type="float">
            <text:p>8.942</text:p>
          </table:table-cell>
          <table:table-cell office:value-type="string" calcext:value-type="string">
            <text:p>Wren_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35:.B42])"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87" calcext:value-type="float">
            <text:p>7987</text:p>
          </table:table-cell>
          <table:table-cell office:value-type="float" office:value="8358.43" calcext:value-type="float">
            <text:p>8358.43</text:p>
          </table:table-cell>
          <table:table-cell office:value-type="float" office:value="689.652" calcext:value-type="float">
            <text:p>689.652</text:p>
          </table:table-cell>
          <table:table-cell office:value-type="float" office:value="6.868" calcext:value-type="float">
            <text:p>6.868</text:p>
          </table:table-cell>
          <table:table-cell office:value-type="string" calcext:value-type="string">
            <text:p>Wren_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35];[.B35:.B42];0)+0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856" calcext:value-type="float">
            <text:p>7856</text:p>
          </table:table-cell>
          <table:table-cell office:value-type="float" office:value="8680.13" calcext:value-type="float">
            <text:p>8680.13</text:p>
          </table:table-cell>
          <table:table-cell office:value-type="float" office:value="921.477" calcext:value-type="float">
            <text:p>921.477</text:p>
          </table:table-cell>
          <table:table-cell office:value-type="float" office:value="52.812" calcext:value-type="float">
            <text:p>52.812</text:p>
          </table:table-cell>
          <table:table-cell office:value-type="string" calcext:value-type="string">
            <text:p>Wren_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35:.E42])" office:value-type="float" office:value="4.282" calcext:value-type="float">
            <text:p>4.282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7856" calcext:value-type="float">
            <text:p>7856</text:p>
          </table:table-cell>
          <table:table-cell table:style-name="ce1" office:value-type="float" office:value="8668.52" calcext:value-type="float">
            <text:p>8668.52</text:p>
          </table:table-cell>
          <table:table-cell table:style-name="ce1" office:value-type="float" office:value="926.571" calcext:value-type="float">
            <text:p>926.571</text:p>
          </table:table-cell>
          <table:table-cell table:style-name="ce1" office:value-type="float" office:value="48.108" calcext:value-type="float">
            <text:p>48.108</text:p>
          </table:table-cell>
          <table:table-cell table:style-name="ce1" office:value-type="string" calcext:value-type="string">
            <text:p>Wren_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35:.E42])" office:value-type="float" office:value="97.871" calcext:value-type="float">
            <text:p>97.8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856" calcext:value-type="float">
            <text:p>7856</text:p>
          </table:table-cell>
          <table:table-cell office:value-type="float" office:value="8511.69" calcext:value-type="float">
            <text:p>8511.69</text:p>
          </table:table-cell>
          <table:table-cell office:value-type="float" office:value="698.107" calcext:value-type="float">
            <text:p>698.107</text:p>
          </table:table-cell>
          <table:table-cell office:value-type="float" office:value="97.871" calcext:value-type="float">
            <text:p>97.871</text:p>
          </table:table-cell>
          <table:table-cell office:value-type="string" calcext:value-type="string">
            <text:p>Wren_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35:.E42])" office:value-type="float" office:value="39.3845" calcext:value-type="float">
            <text:p>39.38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56" calcext:value-type="float">
            <text:p>7856</text:p>
          </table:table-cell>
          <table:table-cell office:value-type="float" office:value="8484.71" calcext:value-type="float">
            <text:p>8484.71</text:p>
          </table:table-cell>
          <table:table-cell office:value-type="float" office:value="702.96" calcext:value-type="float">
            <text:p>702.96</text:p>
          </table:table-cell>
          <table:table-cell office:value-type="float" office:value="91.156" calcext:value-type="float">
            <text:p>91.156</text:p>
          </table:table-cell>
          <table:table-cell office:value-type="string" calcext:value-type="string">
            <text:p>Wren_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39];[.E35:.E42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243" calcext:value-type="float">
            <text:p>14243</text:p>
          </table:table-cell>
          <table:table-cell office:value-type="float" office:value="15514" calcext:value-type="float">
            <text:p>15514</text:p>
          </table:table-cell>
          <table:table-cell office:value-type="float" office:value="1873.05" calcext:value-type="float">
            <text:p>1873.05</text:p>
          </table:table-cell>
          <table:table-cell office:value-type="float" office:value="243.7" calcext:value-type="float">
            <text:p>243.7</text:p>
          </table:table-cell>
          <table:table-cell office:value-type="string" calcext:value-type="string">
            <text:p>Wren_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43:.B50])" office:value-type="float" office:value="14038" calcext:value-type="float">
            <text:p>140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288" calcext:value-type="float">
            <text:p>14288</text:p>
          </table:table-cell>
          <table:table-cell office:value-type="float" office:value="15440.4" calcext:value-type="float">
            <text:p>15440.4</text:p>
          </table:table-cell>
          <table:table-cell office:value-type="float" office:value="1900.79" calcext:value-type="float">
            <text:p>1900.79</text:p>
          </table:table-cell>
          <table:table-cell office:value-type="float" office:value="241.054" calcext:value-type="float">
            <text:p>241.054</text:p>
          </table:table-cell>
          <table:table-cell office:value-type="string" calcext:value-type="string">
            <text:p>Wren_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44:.B51])" office:value-type="float" office:value="14288" calcext:value-type="float">
            <text:p>142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178" calcext:value-type="float">
            <text:p>14178</text:p>
          </table:table-cell>
          <table:table-cell office:value-type="float" office:value="15078.1" calcext:value-type="float">
            <text:p>15078.1</text:p>
          </table:table-cell>
          <table:table-cell office:value-type="float" office:value="1403.39" calcext:value-type="float">
            <text:p>1403.39</text:p>
          </table:table-cell>
          <table:table-cell office:value-type="float" office:value="407.978" calcext:value-type="float">
            <text:p>407.978</text:p>
          </table:table-cell>
          <table:table-cell office:value-type="string" calcext:value-type="string">
            <text:p>Wren_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43:.B50])" office:value-type="float" office:value="14142.625" calcext:value-type="float">
            <text:p>14142.6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171" calcext:value-type="float">
            <text:p>14171</text:p>
          </table:table-cell>
          <table:table-cell office:value-type="float" office:value="14991.4" calcext:value-type="float">
            <text:p>14991.4</text:p>
          </table:table-cell>
          <table:table-cell office:value-type="float" office:value="1423.28" calcext:value-type="float">
            <text:p>1423.28</text:p>
          </table:table-cell>
          <table:table-cell office:value-type="float" office:value="385.426" calcext:value-type="float">
            <text:p>385.426</text:p>
          </table:table-cell>
          <table:table-cell office:value-type="string" calcext:value-type="string">
            <text:p>Wren_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43];[.B43:.B50];0)+0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82" calcext:value-type="float">
            <text:p>14082</text:p>
          </table:table-cell>
          <table:table-cell office:value-type="float" office:value="15456.1" calcext:value-type="float">
            <text:p>15456.1</text:p>
          </table:table-cell>
          <table:table-cell office:value-type="float" office:value="1884.55" calcext:value-type="float">
            <text:p>1884.55</text:p>
          </table:table-cell>
          <table:table-cell office:value-type="float" office:value="2512.61" calcext:value-type="float">
            <text:p>2512.61</text:p>
          </table:table-cell>
          <table:table-cell office:value-type="string" calcext:value-type="string">
            <text:p>Wren_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43:.E50])" office:value-type="float" office:value="241.054" calcext:value-type="float">
            <text:p>241.0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100" calcext:value-type="float">
            <text:p>14100</text:p>
          </table:table-cell>
          <table:table-cell office:value-type="float" office:value="15326.5" calcext:value-type="float">
            <text:p>15326.5</text:p>
          </table:table-cell>
          <table:table-cell office:value-type="float" office:value="1932.9" calcext:value-type="float">
            <text:p>1932.9</text:p>
          </table:table-cell>
          <table:table-cell office:value-type="float" office:value="2118.67" calcext:value-type="float">
            <text:p>2118.67</text:p>
          </table:table-cell>
          <table:table-cell office:value-type="string" calcext:value-type="string">
            <text:p>Wren_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43:.E50])" office:value-type="float" office:value="4104.37" calcext:value-type="float">
            <text:p>4104.37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4038" calcext:value-type="float">
            <text:p>14038</text:p>
          </table:table-cell>
          <table:table-cell table:style-name="ce1" office:value-type="float" office:value="15000.2" calcext:value-type="float">
            <text:p>15000.2</text:p>
          </table:table-cell>
          <table:table-cell table:style-name="ce1" office:value-type="float" office:value="1418.68" calcext:value-type="float">
            <text:p>1418.68</text:p>
          </table:table-cell>
          <table:table-cell table:style-name="ce1" office:value-type="float" office:value="4104.37" calcext:value-type="float">
            <text:p>4104.37</text:p>
          </table:table-cell>
          <table:table-cell table:style-name="ce1" office:value-type="string" calcext:value-type="string">
            <text:p>Wren_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43:.E50])" office:value-type="float" office:value="1646.12725" calcext:value-type="float">
            <text:p>1646.127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041" calcext:value-type="float">
            <text:p>14041</text:p>
          </table:table-cell>
          <table:table-cell office:value-type="float" office:value="14867.9" calcext:value-type="float">
            <text:p>14867.9</text:p>
          </table:table-cell>
          <table:table-cell office:value-type="float" office:value="1446.06" calcext:value-type="float">
            <text:p>1446.06</text:p>
          </table:table-cell>
          <table:table-cell office:value-type="float" office:value="3155.21" calcext:value-type="float">
            <text:p>3155.21</text:p>
          </table:table-cell>
          <table:table-cell office:value-type="string" calcext:value-type="string">
            <text:p>Wren_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47];[.E43:.E50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213" calcext:value-type="float">
            <text:p>14213</text:p>
          </table:table-cell>
          <table:table-cell office:value-type="float" office:value="15684.5" calcext:value-type="float">
            <text:p>15684.5</text:p>
          </table:table-cell>
          <table:table-cell office:value-type="float" office:value="1909.78" calcext:value-type="float">
            <text:p>1909.78</text:p>
          </table:table-cell>
          <table:table-cell office:value-type="float" office:value="230.384" calcext:value-type="float">
            <text:p>230.384</text:p>
          </table:table-cell>
          <table:table-cell office:value-type="string" calcext:value-type="string">
            <text:p>Wren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51:.B58])" office:value-type="float" office:value="13952" calcext:value-type="float">
            <text:p>139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297" calcext:value-type="float">
            <text:p>14297</text:p>
          </table:table-cell>
          <table:table-cell office:value-type="float" office:value="15586.9" calcext:value-type="float">
            <text:p>15586.9</text:p>
          </table:table-cell>
          <table:table-cell office:value-type="float" office:value="1946.02" calcext:value-type="float">
            <text:p>1946.02</text:p>
          </table:table-cell>
          <table:table-cell office:value-type="float" office:value="208.319" calcext:value-type="float">
            <text:p>208.319</text:p>
          </table:table-cell>
          <table:table-cell office:value-type="string" calcext:value-type="string">
            <text:p>Wren_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52:.B59])" office:value-type="float" office:value="14297" calcext:value-type="float">
            <text:p>142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213" calcext:value-type="float">
            <text:p>14213</text:p>
          </table:table-cell>
          <table:table-cell office:value-type="float" office:value="15192.2" calcext:value-type="float">
            <text:p>15192.2</text:p>
          </table:table-cell>
          <table:table-cell office:value-type="float" office:value="1449.54" calcext:value-type="float">
            <text:p>1449.54</text:p>
          </table:table-cell>
          <table:table-cell office:value-type="float" office:value="391.5" calcext:value-type="float">
            <text:p>391.5</text:p>
          </table:table-cell>
          <table:table-cell office:value-type="string" calcext:value-type="string">
            <text:p>Wren_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51:.B58])" office:value-type="float" office:value="14095.375" calcext:value-type="float">
            <text:p>14095.3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122" calcext:value-type="float">
            <text:p>14122</text:p>
          </table:table-cell>
          <table:table-cell office:value-type="float" office:value="15115.1" calcext:value-type="float">
            <text:p>15115.1</text:p>
          </table:table-cell>
          <table:table-cell office:value-type="float" office:value="1464.18" calcext:value-type="float">
            <text:p>1464.18</text:p>
          </table:table-cell>
          <table:table-cell office:value-type="float" office:value="351.604" calcext:value-type="float">
            <text:p>351.604</text:p>
          </table:table-cell>
          <table:table-cell office:value-type="string" calcext:value-type="string">
            <text:p>Wren_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51];[.B51:.B58];0)+0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007" calcext:value-type="float">
            <text:p>14007</text:p>
          </table:table-cell>
          <table:table-cell office:value-type="float" office:value="15629.8" calcext:value-type="float">
            <text:p>15629.8</text:p>
          </table:table-cell>
          <table:table-cell office:value-type="float" office:value="1958.34" calcext:value-type="float">
            <text:p>1958.34</text:p>
          </table:table-cell>
          <table:table-cell office:value-type="float" office:value="2213.68" calcext:value-type="float">
            <text:p>2213.68</text:p>
          </table:table-cell>
          <table:table-cell office:value-type="string" calcext:value-type="string">
            <text:p>Wren_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51:.E58])" office:value-type="float" office:value="208.319" calcext:value-type="float">
            <text:p>208.319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952" calcext:value-type="float">
            <text:p>13952</text:p>
          </table:table-cell>
          <table:table-cell table:style-name="ce1" office:value-type="float" office:value="15481.1" calcext:value-type="float">
            <text:p>15481.1</text:p>
          </table:table-cell>
          <table:table-cell table:style-name="ce1" office:value-type="float" office:value="2004.83" calcext:value-type="float">
            <text:p>2004.83</text:p>
          </table:table-cell>
          <table:table-cell table:style-name="ce1" office:value-type="float" office:value="1916.61" calcext:value-type="float">
            <text:p>1916.61</text:p>
          </table:table-cell>
          <table:table-cell table:style-name="ce1" office:value-type="string" calcext:value-type="string">
            <text:p>Wren_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51:.E58])" office:value-type="float" office:value="25950" calcext:value-type="float">
            <text:p>259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007" calcext:value-type="float">
            <text:p>14007</text:p>
          </table:table-cell>
          <table:table-cell office:value-type="float" office:value="15139.7" calcext:value-type="float">
            <text:p>15139.7</text:p>
          </table:table-cell>
          <table:table-cell office:value-type="float" office:value="1486.66" calcext:value-type="float">
            <text:p>1486.66</text:p>
          </table:table-cell>
          <table:table-cell office:value-type="float" office:value="3829.74" calcext:value-type="float">
            <text:p>3829.74</text:p>
          </table:table-cell>
          <table:table-cell office:value-type="string" calcext:value-type="string">
            <text:p>Wren_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51:.E58])" office:value-type="float" office:value="4386.479625" calcext:value-type="float">
            <text:p>4386.4796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952" calcext:value-type="float">
            <text:p>13952</text:p>
          </table:table-cell>
          <table:table-cell office:value-type="float" office:value="14981.6" calcext:value-type="float">
            <text:p>14981.6</text:p>
          </table:table-cell>
          <table:table-cell office:value-type="float" office:value="1512.8" calcext:value-type="float">
            <text:p>1512.8</text:p>
          </table:table-cell>
          <table:table-cell office:value-type="float" office:value="25950" calcext:value-type="float">
            <text:p>25950</text:p>
          </table:table-cell>
          <table:table-cell office:value-type="string" calcext:value-type="string">
            <text:p>Wren_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55];[.E51:.E58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59:.B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60:.B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59:.B6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59];[.B59:.B66];0)+0" office:value-type="string" office:string-value="" calcext:value-type="error">
            <text:p>#N/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59:.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59:.E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59:.E6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63];[.E59:.E66];0)+0" office:value-type="string" office:string-value="" calcext:value-type="error">
            <text:p>#N/A</text:p>
          </table:table-cell>
        </table:table-row>
      </table:table>
      <table:table table:name="first_improvement" table:style-name="ta1">
        <table:table-column table:style-name="co1" table:number-columns-repeated="6" table:default-cell-style-name="ce2"/>
        <table:table-column table:style-name="co3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usto final</text:p>
          </table:table-cell>
          <table:table-cell table:style-name="Default" office:value-type="string" calcext:value-type="string">
            <text:p>Custo médio</text:p>
          </table:table-cell>
          <table:table-cell table:style-name="Default" office:value-type="string" calcext:value-type="string">
            <text:p>Stddev</text:p>
          </table:table-cell>
          <table:table-cell table:style-name="Default" office:value-type="string" calcext:value-type="string">
            <text:p>Tempo</text:p>
          </table:table-cell>
          <table:table-cell table:style-name="Default" office:value-type="string" calcext:value-type="string">
            <text:p>Instânci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57.86" calcext:value-type="float">
            <text:p>557.86</text:p>
          </table:table-cell>
          <table:table-cell office:value-type="float" office:value="680.131" calcext:value-type="float">
            <text:p>680.131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Teste_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3:.B10])" office:value-type="float" office:value="557.44" calcext:value-type="float">
            <text:p>557.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7.86" calcext:value-type="float">
            <text:p>557.86</text:p>
          </table:table-cell>
          <table:table-cell office:value-type="float" office:value="683.568" calcext:value-type="float">
            <text:p>683.568</text:p>
          </table:table-cell>
          <table:table-cell office:value-type="float" office:value="120.486" calcext:value-type="float">
            <text:p>120.486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Teste_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4:.B11])" office:value-type="float" office:value="594.76" calcext:value-type="float">
            <text:p>594.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57.86" calcext:value-type="float">
            <text:p>557.86</text:p>
          </table:table-cell>
          <table:table-cell office:value-type="float" office:value="655.529" calcext:value-type="float">
            <text:p>655.529</text:p>
          </table:table-cell>
          <table:table-cell office:value-type="float" office:value="94.376" calcext:value-type="float">
            <text:p>94.376</text:p>
          </table:table-cell>
          <table:table-cell office:value-type="float" office:value="1.623" calcext:value-type="float">
            <text:p>1.623</text:p>
          </table:table-cell>
          <table:table-cell office:value-type="string" calcext:value-type="string">
            <text:p>Teste_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3:.B10])" office:value-type="float" office:value="567.0325" calcext:value-type="float">
            <text:p>567.03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57.86" calcext:value-type="float">
            <text:p>557.86</text:p>
          </table:table-cell>
          <table:table-cell office:value-type="float" office:value="655.033" calcext:value-type="float">
            <text:p>655.033</text:p>
          </table:table-cell>
          <table:table-cell office:value-type="float" office:value="92.9373" calcext:value-type="float">
            <text:p>92.9373</text:p>
          </table:table-cell>
          <table:table-cell office:value-type="float" office:value="1.392" calcext:value-type="float">
            <text:p>1.392</text:p>
          </table:table-cell>
          <table:table-cell office:value-type="string" calcext:value-type="string">
            <text:p>Teste_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3];[.B3:.B10];0)+0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57.86" calcext:value-type="float">
            <text:p>557.86</text:p>
          </table:table-cell>
          <table:table-cell office:value-type="float" office:value="689.412" calcext:value-type="float">
            <text:p>689.412</text:p>
          </table:table-cell>
          <table:table-cell office:value-type="float" office:value="121.228" calcext:value-type="float">
            <text:p>121.228</text:p>
          </table:table-cell>
          <table:table-cell office:value-type="float" office:value="9.492" calcext:value-type="float">
            <text:p>9.492</text:p>
          </table:table-cell>
          <table:table-cell office:value-type="string" calcext:value-type="string">
            <text:p>Teste_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3:.E10])"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94.76" calcext:value-type="float">
            <text:p>594.76</text:p>
          </table:table-cell>
          <table:table-cell office:value-type="float" office:value="688.544" calcext:value-type="float">
            <text:p>688.544</text:p>
          </table:table-cell>
          <table:table-cell office:value-type="float" office:value="120.408" calcext:value-type="float">
            <text:p>120.4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e_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3:.E10])" office:value-type="float" office:value="19.454" calcext:value-type="float">
            <text:p>19.454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57.44" calcext:value-type="float">
            <text:p>557.44</text:p>
          </table:table-cell>
          <table:table-cell table:style-name="ce1" office:value-type="float" office:value="662.552" calcext:value-type="float">
            <text:p>662.552</text:p>
          </table:table-cell>
          <table:table-cell table:style-name="ce1" office:value-type="float" office:value="93.6574" calcext:value-type="float">
            <text:p>93.6574</text:p>
          </table:table-cell>
          <table:table-cell table:style-name="ce1" office:value-type="float" office:value="19.454" calcext:value-type="float">
            <text:p>19.454</text:p>
          </table:table-cell>
          <table:table-cell table:style-name="ce1" office:value-type="string" calcext:value-type="string">
            <text:p>Teste_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3:.E10])" office:value-type="float" office:value="7.153625" calcext:value-type="float">
            <text:p>7.1536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94.76" calcext:value-type="float">
            <text:p>594.76</text:p>
          </table:table-cell>
          <table:table-cell office:value-type="float" office:value="663.51" calcext:value-type="float">
            <text:p>663.51</text:p>
          </table:table-cell>
          <table:table-cell office:value-type="float" office:value="90.6801" calcext:value-type="float">
            <text:p>90.6801</text:p>
          </table:table-cell>
          <table:table-cell office:value-type="float" office:value="14.345" calcext:value-type="float">
            <text:p>14.345</text:p>
          </table:table-cell>
          <table:table-cell office:value-type="string" calcext:value-type="string">
            <text:p>Teste_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7];[.E3:.E10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9.03" calcext:value-type="float">
            <text:p>579.03</text:p>
          </table:table-cell>
          <table:table-cell office:value-type="float" office:value="672.569" calcext:value-type="float">
            <text:p>672.569</text:p>
          </table:table-cell>
          <table:table-cell office:value-type="float" office:value="121.045" calcext:value-type="float">
            <text:p>121.045</text:p>
          </table:table-cell>
          <table:table-cell office:value-type="float" office:value="1.359" calcext:value-type="float">
            <text:p>1.359</text:p>
          </table:table-cell>
          <table:table-cell office:value-type="string" calcext:value-type="string">
            <text:p>Teste_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11:.B18])" office:value-type="float" office:value="537.89" calcext:value-type="float">
            <text:p>537.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78.72" calcext:value-type="float">
            <text:p>578.72</text:p>
          </table:table-cell>
          <table:table-cell office:value-type="float" office:value="668.54" calcext:value-type="float">
            <text:p>668.54</text:p>
          </table:table-cell>
          <table:table-cell office:value-type="float" office:value="122.091" calcext:value-type="float">
            <text:p>122.091</text:p>
          </table:table-cell>
          <table:table-cell office:value-type="float" office:value="1.191" calcext:value-type="float">
            <text:p>1.191</text:p>
          </table:table-cell>
          <table:table-cell office:value-type="string" calcext:value-type="string">
            <text:p>Teste_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12:.B19])" office:value-type="float" office:value="579.03" calcext:value-type="float">
            <text:p>579.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79.03" calcext:value-type="float">
            <text:p>579.03</text:p>
          </table:table-cell>
          <table:table-cell office:value-type="float" office:value="645.995" calcext:value-type="float">
            <text:p>645.995</text:p>
          </table:table-cell>
          <table:table-cell office:value-type="float" office:value="91.4089" calcext:value-type="float">
            <text:p>91.4089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Teste_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11:.B18])" office:value-type="float" office:value="560.8" calcext:value-type="float">
            <text:p>560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8.72" calcext:value-type="float">
            <text:p>578.72</text:p>
          </table:table-cell>
          <table:table-cell office:value-type="float" office:value="632.051" calcext:value-type="float">
            <text:p>632.051</text:p>
          </table:table-cell>
          <table:table-cell office:value-type="float" office:value="94.9124" calcext:value-type="float">
            <text:p>94.9124</text:p>
          </table:table-cell>
          <table:table-cell office:value-type="float" office:value="2.102" calcext:value-type="float">
            <text:p>2.102</text:p>
          </table:table-cell>
          <table:table-cell office:value-type="string" calcext:value-type="string">
            <text:p>Teste_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11];[.B11:.B18];0)+0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537.89" calcext:value-type="float">
            <text:p>537.89</text:p>
          </table:table-cell>
          <table:table-cell table:style-name="ce1" office:value-type="float" office:value="672.325" calcext:value-type="float">
            <text:p>672.325</text:p>
          </table:table-cell>
          <table:table-cell table:style-name="ce1" office:value-type="float" office:value="126.156" calcext:value-type="float">
            <text:p>126.156</text:p>
          </table:table-cell>
          <table:table-cell table:style-name="ce1" office:value-type="float" office:value="13.608" calcext:value-type="float">
            <text:p>13.608</text:p>
          </table:table-cell>
          <table:table-cell table:style-name="ce1" office:value-type="string" calcext:value-type="string">
            <text:p>Teste_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11:.E18])" office:value-type="float" office:value="1.191" calcext:value-type="float">
            <text:p>1.1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47.56" calcext:value-type="float">
            <text:p>547.56</text:p>
          </table:table-cell>
          <table:table-cell office:value-type="float" office:value="646.336" calcext:value-type="float">
            <text:p>646.336</text:p>
          </table:table-cell>
          <table:table-cell office:value-type="float" office:value="133.656" calcext:value-type="float">
            <text:p>133.656</text:p>
          </table:table-cell>
          <table:table-cell office:value-type="float" office:value="9.181" calcext:value-type="float">
            <text:p>9.181</text:p>
          </table:table-cell>
          <table:table-cell office:value-type="string" calcext:value-type="string">
            <text:p>Teste_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11:.E18])" office:value-type="float" office:value="27.927" calcext:value-type="float">
            <text:p>27.9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7.89" calcext:value-type="float">
            <text:p>537.89</text:p>
          </table:table-cell>
          <table:table-cell office:value-type="float" office:value="643.549" calcext:value-type="float">
            <text:p>643.549</text:p>
          </table:table-cell>
          <table:table-cell office:value-type="float" office:value="97.2571" calcext:value-type="float">
            <text:p>97.2571</text:p>
          </table:table-cell>
          <table:table-cell office:value-type="float" office:value="27.927" calcext:value-type="float">
            <text:p>27.927</text:p>
          </table:table-cell>
          <table:table-cell office:value-type="string" calcext:value-type="string">
            <text:p>Teste_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11:.E18])" office:value-type="float" office:value="9.543625" calcext:value-type="float">
            <text:p>9.5436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47.56" calcext:value-type="float">
            <text:p>547.56</text:p>
          </table:table-cell>
          <table:table-cell office:value-type="float" office:value="617.74" calcext:value-type="float">
            <text:p>617.74</text:p>
          </table:table-cell>
          <table:table-cell office:value-type="float" office:value="99.5885" calcext:value-type="float">
            <text:p>99.5885</text:p>
          </table:table-cell>
          <table:table-cell office:value-type="float" office:value="18.427" calcext:value-type="float">
            <text:p>18.427</text:p>
          </table:table-cell>
          <table:table-cell office:value-type="string" calcext:value-type="string">
            <text:p>Teste_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15];[.E11:.E18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7.52" calcext:value-type="float">
            <text:p>517.52</text:p>
          </table:table-cell>
          <table:table-cell office:value-type="float" office:value="648.078" calcext:value-type="float">
            <text:p>648.078</text:p>
          </table:table-cell>
          <table:table-cell office:value-type="float" office:value="139.207" calcext:value-type="float">
            <text:p>139.207</text:p>
          </table:table-cell>
          <table:table-cell office:value-type="float" office:value="2.274" calcext:value-type="float">
            <text:p>2.274</text:p>
          </table:table-cell>
          <table:table-cell office:value-type="string" calcext:value-type="string">
            <text:p>Teste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19:.B26])" office:value-type="float" office:value="515.3" calcext:value-type="float">
            <text:p>515.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17.52" calcext:value-type="float">
            <text:p>517.52</text:p>
          </table:table-cell>
          <table:table-cell office:value-type="float" office:value="637.731" calcext:value-type="float">
            <text:p>637.731</text:p>
          </table:table-cell>
          <table:table-cell office:value-type="float" office:value="142.689" calcext:value-type="float">
            <text:p>142.689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Teste_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20:.B27])" office:value-type="float" office:value="1211.9" calcext:value-type="float">
            <text:p>1211.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17.52" calcext:value-type="float">
            <text:p>517.52</text:p>
          </table:table-cell>
          <table:table-cell office:value-type="float" office:value="613.4" calcext:value-type="float">
            <text:p>613.4</text:p>
          </table:table-cell>
          <table:table-cell office:value-type="float" office:value="107.333" calcext:value-type="float">
            <text:p>107.333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Teste_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19:.B26])" office:value-type="float" office:value="516.6875" calcext:value-type="float">
            <text:p>516.687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17.52" calcext:value-type="float">
            <text:p>517.52</text:p>
          </table:table-cell>
          <table:table-cell office:value-type="float" office:value="600.457" calcext:value-type="float">
            <text:p>600.457</text:p>
          </table:table-cell>
          <table:table-cell office:value-type="float" office:value="109.193" calcext:value-type="float">
            <text:p>109.193</text:p>
          </table:table-cell>
          <table:table-cell office:value-type="float" office:value="3.695" calcext:value-type="float">
            <text:p>3.695</text:p>
          </table:table-cell>
          <table:table-cell office:value-type="string" calcext:value-type="string">
            <text:p>Teste_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19];[.B19:.B26];0)+0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515.3" calcext:value-type="float">
            <text:p>515.3</text:p>
          </table:table-cell>
          <table:table-cell table:style-name="ce1" office:value-type="float" office:value="649.729" calcext:value-type="float">
            <text:p>649.729</text:p>
          </table:table-cell>
          <table:table-cell table:style-name="ce1" office:value-type="float" office:value="143.138" calcext:value-type="float">
            <text:p>143.138</text:p>
          </table:table-cell>
          <table:table-cell table:style-name="ce1" office:value-type="float" office:value="20.717" calcext:value-type="float">
            <text:p>20.717</text:p>
          </table:table-cell>
          <table:table-cell table:style-name="ce1" office:value-type="string" calcext:value-type="string">
            <text:p>Teste_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19:.E26])" office:value-type="float" office:value="1.771" calcext:value-type="float">
            <text:p>1.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7.52" calcext:value-type="float">
            <text:p>517.52</text:p>
          </table:table-cell>
          <table:table-cell office:value-type="float" office:value="644.906" calcext:value-type="float">
            <text:p>644.906</text:p>
          </table:table-cell>
          <table:table-cell office:value-type="float" office:value="144.671" calcext:value-type="float">
            <text:p>144.671</text:p>
          </table:table-cell>
          <table:table-cell office:value-type="float" office:value="18.269" calcext:value-type="float">
            <text:p>18.269</text:p>
          </table:table-cell>
          <table:table-cell office:value-type="string" calcext:value-type="string">
            <text:p>Teste_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19:.E26])" office:value-type="float" office:value="38.981" calcext:value-type="float">
            <text:p>38.9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5.3" calcext:value-type="float">
            <text:p>515.3</text:p>
          </table:table-cell>
          <table:table-cell office:value-type="float" office:value="616.333" calcext:value-type="float">
            <text:p>616.333</text:p>
          </table:table-cell>
          <table:table-cell office:value-type="float" office:value="109.706" calcext:value-type="float">
            <text:p>109.706</text:p>
          </table:table-cell>
          <table:table-cell office:value-type="float" office:value="38.981" calcext:value-type="float">
            <text:p>38.981</text:p>
          </table:table-cell>
          <table:table-cell office:value-type="string" calcext:value-type="string">
            <text:p>Teste_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19:.E26])" office:value-type="float" office:value="15.745875" calcext:value-type="float">
            <text:p>15.7458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5.3" calcext:value-type="float">
            <text:p>515.3</text:p>
          </table:table-cell>
          <table:table-cell office:value-type="float" office:value="611.389" calcext:value-type="float">
            <text:p>611.389</text:p>
          </table:table-cell>
          <table:table-cell office:value-type="float" office:value="110.273" calcext:value-type="float">
            <text:p>110.273</text:p>
          </table:table-cell>
          <table:table-cell office:value-type="float" office:value="36.61" calcext:value-type="float">
            <text:p>36.61</text:p>
          </table:table-cell>
          <table:table-cell office:value-type="string" calcext:value-type="string">
            <text:p>Teste_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23];[.E19:.E26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11.9" calcext:value-type="float">
            <text:p>1211.9</text:p>
          </table:table-cell>
          <table:table-cell office:value-type="float" office:value="1423.07" calcext:value-type="float">
            <text:p>1423.07</text:p>
          </table:table-cell>
          <table:table-cell office:value-type="float" office:value="253.668" calcext:value-type="float">
            <text:p>253.668</text:p>
          </table:table-cell>
          <table:table-cell office:value-type="float" office:value="5.169" calcext:value-type="float">
            <text:p>5.169</text:p>
          </table:table-cell>
          <table:table-cell office:value-type="string" calcext:value-type="string">
            <text:p>Teste_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27:.B34])" office:value-type="float" office:value="1171.43" calcext:value-type="float">
            <text:p>1171.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18.22" calcext:value-type="float">
            <text:p>1218.22</text:p>
          </table:table-cell>
          <table:table-cell office:value-type="float" office:value="1420.68" calcext:value-type="float">
            <text:p>1420.68</text:p>
          </table:table-cell>
          <table:table-cell office:value-type="float" office:value="255.501" calcext:value-type="float">
            <text:p>255.501</text:p>
          </table:table-cell>
          <table:table-cell office:value-type="float" office:value="4.401" calcext:value-type="float">
            <text:p>4.401</text:p>
          </table:table-cell>
          <table:table-cell office:value-type="string" calcext:value-type="string">
            <text:p>Teste_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28:.B35])"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09.99" calcext:value-type="float">
            <text:p>1209.99</text:p>
          </table:table-cell>
          <table:table-cell office:value-type="float" office:value="1355.59" calcext:value-type="float">
            <text:p>1355.59</text:p>
          </table:table-cell>
          <table:table-cell office:value-type="float" office:value="193.847" calcext:value-type="float">
            <text:p>193.847</text:p>
          </table:table-cell>
          <table:table-cell office:value-type="float" office:value="9.002" calcext:value-type="float">
            <text:p>9.002</text:p>
          </table:table-cell>
          <table:table-cell office:value-type="string" calcext:value-type="string">
            <text:p>Teste_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27:.B34])" office:value-type="float" office:value="1201.76125" calcext:value-type="float">
            <text:p>1201.76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18.22" calcext:value-type="float">
            <text:p>1218.22</text:p>
          </table:table-cell>
          <table:table-cell office:value-type="float" office:value="1353.87" calcext:value-type="float">
            <text:p>1353.87</text:p>
          </table:table-cell>
          <table:table-cell office:value-type="float" office:value="194.173" calcext:value-type="float">
            <text:p>194.173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Teste_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27];[.B27:.B34];0)+0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171.43" calcext:value-type="float">
            <text:p>1171.43</text:p>
          </table:table-cell>
          <table:table-cell table:style-name="ce1" office:value-type="float" office:value="1417.24" calcext:value-type="float">
            <text:p>1417.24</text:p>
          </table:table-cell>
          <table:table-cell table:style-name="ce1" office:value-type="float" office:value="251.005" calcext:value-type="float">
            <text:p>251.005</text:p>
          </table:table-cell>
          <table:table-cell table:style-name="ce1" office:value-type="float" office:value="48.585" calcext:value-type="float">
            <text:p>48.585</text:p>
          </table:table-cell>
          <table:table-cell table:style-name="ce1" office:value-type="string" calcext:value-type="string">
            <text:p>Teste_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27:.E34])" office:value-type="float" office:value="4.401" calcext:value-type="float">
            <text:p>4.4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06.45" calcext:value-type="float">
            <text:p>1206.45</text:p>
          </table:table-cell>
          <table:table-cell office:value-type="float" office:value="1408.76" calcext:value-type="float">
            <text:p>1408.76</text:p>
          </table:table-cell>
          <table:table-cell office:value-type="float" office:value="253.267" calcext:value-type="float">
            <text:p>253.267</text:p>
          </table:table-cell>
          <table:table-cell office:value-type="float" office:value="40.228" calcext:value-type="float">
            <text:p>40.228</text:p>
          </table:table-cell>
          <table:table-cell office:value-type="string" calcext:value-type="string">
            <text:p>Teste_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27:.E34])" office:value-type="float" office:value="99.013" calcext:value-type="float">
            <text:p>99.0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71.43" calcext:value-type="float">
            <text:p>1171.43</text:p>
          </table:table-cell>
          <table:table-cell office:value-type="float" office:value="1352.04" calcext:value-type="float">
            <text:p>1352.04</text:p>
          </table:table-cell>
          <table:table-cell office:value-type="float" office:value="192.899" calcext:value-type="float">
            <text:p>192.899</text:p>
          </table:table-cell>
          <table:table-cell office:value-type="float" office:value="99.013" calcext:value-type="float">
            <text:p>99.013</text:p>
          </table:table-cell>
          <table:table-cell office:value-type="string" calcext:value-type="string">
            <text:p>Teste_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27:.E34])" office:value-type="float" office:value="35.30475" calcext:value-type="float">
            <text:p>35.30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06.45" calcext:value-type="float">
            <text:p>1206.45</text:p>
          </table:table-cell>
          <table:table-cell office:value-type="float" office:value="1338.51" calcext:value-type="float">
            <text:p>1338.51</text:p>
          </table:table-cell>
          <table:table-cell office:value-type="float" office:value="193.368" calcext:value-type="float">
            <text:p>193.368</text:p>
          </table:table-cell>
          <table:table-cell office:value-type="float" office:value="68.92" calcext:value-type="float">
            <text:p>68.92</text:p>
          </table:table-cell>
          <table:table-cell office:value-type="string" calcext:value-type="string">
            <text:p>Teste_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31];[.E27:.E34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952" calcext:value-type="float">
            <text:p>7952</text:p>
          </table:table-cell>
          <table:table-cell office:value-type="float" office:value="8661.6" calcext:value-type="float">
            <text:p>8661.6</text:p>
          </table:table-cell>
          <table:table-cell office:value-type="float" office:value="897.692" calcext:value-type="float">
            <text:p>897.692</text:p>
          </table:table-cell>
          <table:table-cell office:value-type="float" office:value="3.729" calcext:value-type="float">
            <text:p>3.729</text:p>
          </table:table-cell>
          <table:table-cell office:value-type="string" calcext:value-type="string">
            <text:p>Wren_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35:.B42])"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856" calcext:value-type="float">
            <text:p>7856</text:p>
          </table:table-cell>
          <table:table-cell office:value-type="float" office:value="8544.61" calcext:value-type="float">
            <text:p>8544.61</text:p>
          </table:table-cell>
          <table:table-cell office:value-type="float" office:value="928.511" calcext:value-type="float">
            <text:p>928.511</text:p>
          </table:table-cell>
          <table:table-cell office:value-type="float" office:value="3.656" calcext:value-type="float">
            <text:p>3.656</text:p>
          </table:table-cell>
          <table:table-cell office:value-type="string" calcext:value-type="string">
            <text:p>Wren_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36:.B43])"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952" calcext:value-type="float">
            <text:p>7952</text:p>
          </table:table-cell>
          <table:table-cell office:value-type="float" office:value="8494.68" calcext:value-type="float">
            <text:p>8494.68</text:p>
          </table:table-cell>
          <table:table-cell office:value-type="float" office:value="675.808" calcext:value-type="float">
            <text:p>675.808</text:p>
          </table:table-cell>
          <table:table-cell office:value-type="float" office:value="6.705" calcext:value-type="float">
            <text:p>6.705</text:p>
          </table:table-cell>
          <table:table-cell office:value-type="string" calcext:value-type="string">
            <text:p>Wren_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35:.B42])" office:value-type="float" office:value="7885.875" calcext:value-type="float">
            <text:p>7885.875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856" calcext:value-type="float">
            <text:p>7856</text:p>
          </table:table-cell>
          <table:table-cell table:style-name="ce1" office:value-type="float" office:value="8348.85" calcext:value-type="float">
            <text:p>8348.85</text:p>
          </table:table-cell>
          <table:table-cell table:style-name="ce1" office:value-type="float" office:value="691.851" calcext:value-type="float">
            <text:p>691.851</text:p>
          </table:table-cell>
          <table:table-cell table:style-name="ce1" office:value-type="float" office:value="6.966" calcext:value-type="float">
            <text:p>6.966</text:p>
          </table:table-cell>
          <table:table-cell table:style-name="ce1" office:value-type="string" calcext:value-type="string">
            <text:p>Wren_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35];[.B35:.B42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56" calcext:value-type="float">
            <text:p>7856</text:p>
          </table:table-cell>
          <table:table-cell office:value-type="float" office:value="8673.82" calcext:value-type="float">
            <text:p>8673.82</text:p>
          </table:table-cell>
          <table:table-cell office:value-type="float" office:value="924.599" calcext:value-type="float">
            <text:p>924.599</text:p>
          </table:table-cell>
          <table:table-cell office:value-type="float" office:value="39.286" calcext:value-type="float">
            <text:p>39.286</text:p>
          </table:table-cell>
          <table:table-cell office:value-type="string" calcext:value-type="string">
            <text:p>Wren_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35:.E42])" office:value-type="float" office:value="3.656" calcext:value-type="float">
            <text:p>3.6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894" calcext:value-type="float">
            <text:p>7894</text:p>
          </table:table-cell>
          <table:table-cell office:value-type="float" office:value="8659.63" calcext:value-type="float">
            <text:p>8659.63</text:p>
          </table:table-cell>
          <table:table-cell office:value-type="float" office:value="928.311" calcext:value-type="float">
            <text:p>928.311</text:p>
          </table:table-cell>
          <table:table-cell office:value-type="float" office:value="31.919" calcext:value-type="float">
            <text:p>31.919</text:p>
          </table:table-cell>
          <table:table-cell office:value-type="string" calcext:value-type="string">
            <text:p>Wren_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35:.E42])" office:value-type="float" office:value="71.292" calcext:value-type="float">
            <text:p>71.2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856" calcext:value-type="float">
            <text:p>7856</text:p>
          </table:table-cell>
          <table:table-cell office:value-type="float" office:value="8508.33" calcext:value-type="float">
            <text:p>8508.33</text:p>
          </table:table-cell>
          <table:table-cell office:value-type="float" office:value="699.911" calcext:value-type="float">
            <text:p>699.911</text:p>
          </table:table-cell>
          <table:table-cell office:value-type="float" office:value="71.292" calcext:value-type="float">
            <text:p>71.292</text:p>
          </table:table-cell>
          <table:table-cell office:value-type="string" calcext:value-type="string">
            <text:p>Wren_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35:.E42])" office:value-type="float" office:value="28.318375" calcext:value-type="float">
            <text:p>28.31837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865" calcext:value-type="float">
            <text:p>7865</text:p>
          </table:table-cell>
          <table:table-cell office:value-type="float" office:value="8489.99" calcext:value-type="float">
            <text:p>8489.99</text:p>
          </table:table-cell>
          <table:table-cell office:value-type="float" office:value="699.82" calcext:value-type="float">
            <text:p>699.82</text:p>
          </table:table-cell>
          <table:table-cell office:value-type="float" office:value="62.994" calcext:value-type="float">
            <text:p>62.994</text:p>
          </table:table-cell>
          <table:table-cell office:value-type="string" calcext:value-type="string">
            <text:p>Wren_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39];[.E35:.E42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156" calcext:value-type="float">
            <text:p>14156</text:p>
          </table:table-cell>
          <table:table-cell office:value-type="float" office:value="15509.8" calcext:value-type="float">
            <text:p>15509.8</text:p>
          </table:table-cell>
          <table:table-cell office:value-type="float" office:value="1874.02" calcext:value-type="float">
            <text:p>1874.02</text:p>
          </table:table-cell>
          <table:table-cell office:value-type="float" office:value="143.197" calcext:value-type="float">
            <text:p>143.197</text:p>
          </table:table-cell>
          <table:table-cell office:value-type="string" calcext:value-type="string">
            <text:p>Wren_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43:.B50])" office:value-type="float" office:value="14034" calcext:value-type="float">
            <text:p>140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12" calcext:value-type="float">
            <text:p>14312</text:p>
          </table:table-cell>
          <table:table-cell office:value-type="float" office:value="15482" calcext:value-type="float">
            <text:p>15482</text:p>
          </table:table-cell>
          <table:table-cell office:value-type="float" office:value="1886.19" calcext:value-type="float">
            <text:p>1886.19</text:p>
          </table:table-cell>
          <table:table-cell office:value-type="float" office:value="141.346" calcext:value-type="float">
            <text:p>141.346</text:p>
          </table:table-cell>
          <table:table-cell office:value-type="string" calcext:value-type="string">
            <text:p>Wren_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44:.B51])" office:value-type="float" office:value="14314" calcext:value-type="float">
            <text:p>143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156" calcext:value-type="float">
            <text:p>14156</text:p>
          </table:table-cell>
          <table:table-cell office:value-type="float" office:value="15094" calcext:value-type="float">
            <text:p>15094</text:p>
          </table:table-cell>
          <table:table-cell office:value-type="float" office:value="1400.92" calcext:value-type="float">
            <text:p>1400.92</text:p>
          </table:table-cell>
          <table:table-cell office:value-type="float" office:value="250.84" calcext:value-type="float">
            <text:p>250.84</text:p>
          </table:table-cell>
          <table:table-cell office:value-type="string" calcext:value-type="string">
            <text:p>Wren_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43:.B50])" office:value-type="float" office:value="14115.75" calcext:value-type="float">
            <text:p>14115.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087" calcext:value-type="float">
            <text:p>14087</text:p>
          </table:table-cell>
          <table:table-cell office:value-type="float" office:value="15036.7" calcext:value-type="float">
            <text:p>15036.7</text:p>
          </table:table-cell>
          <table:table-cell office:value-type="float" office:value="1415.21" calcext:value-type="float">
            <text:p>1415.21</text:p>
          </table:table-cell>
          <table:table-cell office:value-type="float" office:value="232.72" calcext:value-type="float">
            <text:p>232.72</text:p>
          </table:table-cell>
          <table:table-cell office:value-type="string" calcext:value-type="string">
            <text:p>Wren_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43];[.B43:.B50];0)+0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4034" calcext:value-type="float">
            <text:p>14034</text:p>
          </table:table-cell>
          <table:table-cell table:style-name="ce1" office:value-type="float" office:value="15523.6" calcext:value-type="float">
            <text:p>15523.6</text:p>
          </table:table-cell>
          <table:table-cell table:style-name="ce1" office:value-type="float" office:value="1859.99" calcext:value-type="float">
            <text:p>1859.99</text:p>
          </table:table-cell>
          <table:table-cell table:style-name="ce1" office:value-type="float" office:value="1506.09" calcext:value-type="float">
            <text:p>1506.09</text:p>
          </table:table-cell>
          <table:table-cell table:style-name="ce1" office:value-type="string" calcext:value-type="string">
            <text:p>Wren_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43:.E50])" office:value-type="float" office:value="141.346" calcext:value-type="float">
            <text:p>141.3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093" calcext:value-type="float">
            <text:p>14093</text:p>
          </table:table-cell>
          <table:table-cell office:value-type="float" office:value="15482.5" calcext:value-type="float">
            <text:p>15482.5</text:p>
          </table:table-cell>
          <table:table-cell office:value-type="float" office:value="1875.74" calcext:value-type="float">
            <text:p>1875.74</text:p>
          </table:table-cell>
          <table:table-cell office:value-type="float" office:value="1351.38" calcext:value-type="float">
            <text:p>1351.38</text:p>
          </table:table-cell>
          <table:table-cell office:value-type="string" calcext:value-type="string">
            <text:p>Wren_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43:.E50])" office:value-type="float" office:value="2511.39" calcext:value-type="float">
            <text:p>2511.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034" calcext:value-type="float">
            <text:p>14034</text:p>
          </table:table-cell>
          <table:table-cell office:value-type="float" office:value="15087.2" calcext:value-type="float">
            <text:p>1508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2511.39" calcext:value-type="float">
            <text:p>2511.39</text:p>
          </table:table-cell>
          <table:table-cell office:value-type="string" calcext:value-type="string">
            <text:p>Wren_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43:.E50])" office:value-type="float" office:value="1054.522875" calcext:value-type="float">
            <text:p>1054.5228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054" calcext:value-type="float">
            <text:p>14054</text:p>
          </table:table-cell>
          <table:table-cell office:value-type="float" office:value="15012.2" calcext:value-type="float">
            <text:p>15012.2</text:p>
          </table:table-cell>
          <table:table-cell office:value-type="float" office:value="1415.85" calcext:value-type="float">
            <text:p>1415.85</text:p>
          </table:table-cell>
          <table:table-cell office:value-type="float" office:value="2299.22" calcext:value-type="float">
            <text:p>2299.22</text:p>
          </table:table-cell>
          <table:table-cell office:value-type="string" calcext:value-type="string">
            <text:p>Wren_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47];[.E43:.E50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314" calcext:value-type="float">
            <text:p>14314</text:p>
          </table:table-cell>
          <table:table-cell office:value-type="float" office:value="15751" calcext:value-type="float">
            <text:p>15751</text:p>
          </table:table-cell>
          <table:table-cell office:value-type="float" office:value="1886.67" calcext:value-type="float">
            <text:p>1886.67</text:p>
          </table:table-cell>
          <table:table-cell office:value-type="float" office:value="155.421" calcext:value-type="float">
            <text:p>155.421</text:p>
          </table:table-cell>
          <table:table-cell office:value-type="string" calcext:value-type="string">
            <text:p>Wren_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51:.B58])" office:value-type="float" office:value="13905" calcext:value-type="float">
            <text:p>139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75" calcext:value-type="float">
            <text:p>14175</text:p>
          </table:table-cell>
          <table:table-cell office:value-type="float" office:value="15657.4" calcext:value-type="float">
            <text:p>15657.4</text:p>
          </table:table-cell>
          <table:table-cell office:value-type="float" office:value="1918.52" calcext:value-type="float">
            <text:p>1918.52</text:p>
          </table:table-cell>
          <table:table-cell office:value-type="float" office:value="141.777" calcext:value-type="float">
            <text:p>141.777</text:p>
          </table:table-cell>
          <table:table-cell office:value-type="string" calcext:value-type="string">
            <text:p>Wren_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52:.B59])" office:value-type="float" office:value="59878" calcext:value-type="float">
            <text:p>598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314" calcext:value-type="float">
            <text:p>14314</text:p>
          </table:table-cell>
          <table:table-cell office:value-type="float" office:value="15314.6" calcext:value-type="float">
            <text:p>15314.6</text:p>
          </table:table-cell>
          <table:table-cell office:value-type="float" office:value="1419.87" calcext:value-type="float">
            <text:p>1419.87</text:p>
          </table:table-cell>
          <table:table-cell office:value-type="float" office:value="269.928" calcext:value-type="float">
            <text:p>269.928</text:p>
          </table:table-cell>
          <table:table-cell office:value-type="string" calcext:value-type="string">
            <text:p>Wren_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51:.B58])" office:value-type="float" office:value="14101.75" calcext:value-type="float">
            <text:p>14101.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45" calcext:value-type="float">
            <text:p>14145</text:p>
          </table:table-cell>
          <table:table-cell office:value-type="float" office:value="15198" calcext:value-type="float">
            <text:p>15198</text:p>
          </table:table-cell>
          <table:table-cell office:value-type="float" office:value="1446.03" calcext:value-type="float">
            <text:p>1446.03</text:p>
          </table:table-cell>
          <table:table-cell office:value-type="float" office:value="244.847" calcext:value-type="float">
            <text:p>244.847</text:p>
          </table:table-cell>
          <table:table-cell office:value-type="string" calcext:value-type="string">
            <text:p>Wren_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51];[.B51:.B58];0)+0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074" calcext:value-type="float">
            <text:p>14074</text:p>
          </table:table-cell>
          <table:table-cell office:value-type="float" office:value="15697.4" calcext:value-type="float">
            <text:p>15697.4</text:p>
          </table:table-cell>
          <table:table-cell office:value-type="float" office:value="1929.6" calcext:value-type="float">
            <text:p>1929.6</text:p>
          </table:table-cell>
          <table:table-cell office:value-type="float" office:value="1500.73" calcext:value-type="float">
            <text:p>1500.73</text:p>
          </table:table-cell>
          <table:table-cell office:value-type="string" calcext:value-type="string">
            <text:p>Wren_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51:.E58])" office:value-type="float" office:value="141.777" calcext:value-type="float">
            <text:p>141.777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3905" calcext:value-type="float">
            <text:p>13905</text:p>
          </table:table-cell>
          <table:table-cell table:style-name="ce1" office:value-type="float" office:value="15610.5" calcext:value-type="float">
            <text:p>15610.5</text:p>
          </table:table-cell>
          <table:table-cell table:style-name="ce1" office:value-type="float" office:value="1960.63" calcext:value-type="float">
            <text:p>1960.63</text:p>
          </table:table-cell>
          <table:table-cell table:style-name="ce1" office:value-type="float" office:value="1433.85" calcext:value-type="float">
            <text:p>1433.85</text:p>
          </table:table-cell>
          <table:table-cell table:style-name="ce1" office:value-type="string" calcext:value-type="string">
            <text:p>Wren_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51:.E58])" office:value-type="float" office:value="2745.46" calcext:value-type="float">
            <text:p>2745.4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982" calcext:value-type="float">
            <text:p>13982</text:p>
          </table:table-cell>
          <table:table-cell office:value-type="float" office:value="15243.9" calcext:value-type="float">
            <text:p>15243.9</text:p>
          </table:table-cell>
          <table:table-cell office:value-type="float" office:value="1457.52" calcext:value-type="float">
            <text:p>1457.52</text:p>
          </table:table-cell>
          <table:table-cell office:value-type="float" office:value="2745.46" calcext:value-type="float">
            <text:p>2745.46</text:p>
          </table:table-cell>
          <table:table-cell office:value-type="string" calcext:value-type="string">
            <text:p>Wren_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51:.E58])" office:value-type="float" office:value="1121.282875" calcext:value-type="float">
            <text:p>1121.2828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905" calcext:value-type="float">
            <text:p>13905</text:p>
          </table:table-cell>
          <table:table-cell office:value-type="float" office:value="15117.2" calcext:value-type="float">
            <text:p>15117.2</text:p>
          </table:table-cell>
          <table:table-cell office:value-type="float" office:value="1489.17" calcext:value-type="float">
            <text:p>1489.17</text:p>
          </table:table-cell>
          <table:table-cell office:value-type="float" office:value="2478.25" calcext:value-type="float">
            <text:p>2478.25</text:p>
          </table:table-cell>
          <table:table-cell office:value-type="string" calcext:value-type="string">
            <text:p>Wren_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55];[.E51:.E58];0)+0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878" calcext:value-type="float">
            <text:p>59878</text:p>
          </table:table-cell>
          <table:table-cell office:value-type="float" office:value="64344.88" calcext:value-type="float">
            <text:p>64344.88</text:p>
          </table:table-cell>
          <table:table-cell office:value-type="float" office:value="7165.58" calcext:value-type="float">
            <text:p>7165.58</text:p>
          </table:table-cell>
          <table:table-cell office:value-type="float" office:value="4903.77" calcext:value-type="float">
            <text:p>4903.77</text:p>
          </table:table-cell>
          <table:table-cell office:value-type="string" calcext:value-type="string">
            <text:p>Wren_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 custo</text:p>
          </table:table-cell>
          <table:table-cell table:formula="of:=MIN([.B59:.B66])" office:value-type="float" office:value="59878" calcext:value-type="float">
            <text:p>598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/>
          <table:table-cell table:number-columns-repeated="3"/>
          <table:table-cell office:value-type="string" calcext:value-type="string">
            <text:p>Wren_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or custo</text:p>
          </table:table-cell>
          <table:table-cell table:formula="of:=MAX([.B60:.B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/>
          <table:table-cell table:number-columns-repeated="3"/>
          <table:table-cell office:value-type="string" calcext:value-type="string">
            <text:p>Wren_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sto final médio</text:p>
          </table:table-cell>
          <table:table-cell table:formula="of:=AVERAGE([.B59:.B66])" office:value-type="float" office:value="59878" calcext:value-type="float">
            <text:p>598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/>
          <table:table-cell table:number-columns-repeated="3"/>
          <table:table-cell office:value-type="string" calcext:value-type="string">
            <text:p>Wren_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 menor custo</text:p>
          </table:table-cell>
          <table:table-cell table:formula="of:=MATCH([.I59];[.B59:.B66];0)+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or tempo</text:p>
          </table:table-cell>
          <table:table-cell table:formula="of:=MIN([.E59:.E66])" office:value-type="float" office:value="4903.77" calcext:value-type="float">
            <text:p>4903.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tempo</text:p>
          </table:table-cell>
          <table:table-cell table:formula="of:=MAX([.E59:.E66])" office:value-type="float" office:value="4903.77" calcext:value-type="float">
            <text:p>4903.7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 médio</text:p>
          </table:table-cell>
          <table:table-cell table:formula="of:=AVERAGE([.E59:.E66])" office:value-type="float" office:value="4903.77" calcext:value-type="float">
            <text:p>4903.7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Wren_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fig menor tempo</text:p>
          </table:table-cell>
          <table:table-cell table:formula="of:=MATCH([.I63];[.E59:.E66];0)+0" office:value-type="float" office:value="1" calcext:value-type="float">
            <text:p>1</text:p>
          </table:table-cell>
        </table:table-row>
      </table:table>
      <table:table table:name="Planilha2" table:style-name="ta1">
        <table:table-column table:style-name="co1" table:number-columns-repeated="2" table:default-cell-style-name="ce4"/>
        <table:table-column table:style-name="co1" table:default-cell-style-name="ce5"/>
        <table:table-row table:style-name="ro1">
          <table:table-cell table:style-name="Default" table:number-columns-repeated="3"/>
        </table:table-row>
        <table:table-row table:style-name="ro1">
          <table:table-cell table:number-columns-repeated="2" office:value-type="float" office:value="557.44" calcext:value-type="float">
            <text:p>557.44</text:p>
          </table:table-cell>
          <table:table-cell table:formula="of:=[.B2]/[.A2]*100%-100%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537.89" calcext:value-type="float">
            <text:p>537.89</text:p>
          </table:table-cell>
          <table:table-cell table:formula="of:=[.B3]/[.A3]*100%-100%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517.58" calcext:value-type="float">
            <text:p>517.58</text:p>
          </table:table-cell>
          <table:table-cell office:value-type="float" office:value="515.3" calcext:value-type="float">
            <text:p>515.3</text:p>
          </table:table-cell>
          <table:table-cell table:formula="of:=[.B4]/[.A4]*100%-100%" office:value-type="percentage" office:value="-0.00440511611731531" calcext:value-type="percentage">
            <text:p>-0.44%</text:p>
          </table:table-cell>
        </table:table-row>
        <table:table-row table:style-name="ro1">
          <table:table-cell table:number-columns-repeated="2" office:value-type="float" office:value="1162.8" calcext:value-type="float">
            <text:p>1162.8</text:p>
          </table:table-cell>
          <table:table-cell table:formula="of:=[.B5]/[.A5]*100%-100%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7856" calcext:value-type="float">
            <text:p>7856</text:p>
          </table:table-cell>
          <table:table-cell table:formula="of:=[.B6]/[.A6]*100%-100%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  <table:table-cell office:value-type="float" office:value="14034" calcext:value-type="float">
            <text:p>14034</text:p>
          </table:table-cell>
          <table:table-cell table:formula="of:=[.B7]/[.A7]*100%-100%" office:value-type="percentage" office:value="0.00905953408110438" calcext:value-type="percentage">
            <text:p>0.91%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13905" calcext:value-type="float">
            <text:p>13905</text:p>
          </table:table-cell>
          <table:table-cell table:formula="of:=[.B8]/[.A8]*100%-100%" office:value-type="percentage" office:value="0.00907111756168355" calcext:value-type="percentage">
            <text:p>0.91%</text:p>
          </table:table-cell>
        </table:table-row>
        <table:table-row table:style-name="ro1">
          <table:table-cell office:value-type="float" office:value="58161" calcext:value-type="float">
            <text:p>58161</text:p>
          </table:table-cell>
          <table:table-cell office:value-type="float" office:value="59878" calcext:value-type="float">
            <text:p>59878</text:p>
          </table:table-cell>
          <table:table-cell table:formula="of:=[.B9]/[.A9]*100%-100%" office:value-type="percentage" office:value="0.0295215006619556" calcext:value-type="percentage">
            <text:p>2.9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4:35:40.190000000</meta:creation-date>
    <dc:date>2024-03-24T18:20:21.819000000</dc:date>
    <meta:editing-duration>PT19H34M21S</meta:editing-duration>
    <meta:editing-cycles>7</meta:editing-cycles>
    <meta:generator>LibreOffice/24.2.1.2$Windows_X86_64 LibreOffice_project/db4def46b0453cc22e2d0305797cf981b68ef5ac</meta:generator>
    <meta:document-statistic meta:table-count="4" meta:cell-count="1643" meta:object-count="0"/>
    <meta:user-defined meta:name=""/>
  </office:meta>
</office:document-meta>
</file>